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L1">
      <style:paragraph-properties fo:margin-left="0cm" fo:margin-right="0cm" fo:text-indent="0cm" style:auto-text-indent="false"/>
      <style:text-properties fo:background-color="#ffff00"/>
    </style:style>
    <style:style style:name="P2" style:family="paragraph" style:parent-style-name="Heading_20_2" style:list-style-name="L1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/>
    </style:style>
    <style:style style:name="P5" style:family="paragraph" style:parent-style-name="Preformatted_20_Text" style:list-style-name="L1">
      <style:paragraph-properties fo:margin-left="0cm" fo:margin-right="0cm" fo:text-indent="0cm" style:auto-text-indent="false"/>
    </style:style>
    <style:style style:name="P6" style:family="paragraph" style:parent-style-name="Horizontal_20_Line" style:list-style-name="L1"/>
    <style:style style:name="P7" style:family="paragraph" style:parent-style-name="Heading_20_2" style:list-style-name="L1">
      <style:paragraph-properties fo:margin-left="0cm" fo:margin-right="0cm" fo:text-indent="0cm" style:auto-text-indent="false"/>
      <style:text-properties fo:background-color="#ffff00"/>
    </style:style>
    <style:style style:name="P8" style:family="paragraph" style:parent-style-name="Heading_20_2" style:list-style-name="L1">
      <style:paragraph-properties fo:margin-left="0cm" fo:margin-right="0cm" fo:text-indent="0cm" style:auto-text-indent="false"/>
      <style:text-properties fo:color="#000000" loext:opacity="100%" fo:background-color="#00a933"/>
    </style:style>
    <style:style style:name="P9" style:family="paragraph" style:parent-style-name="Heading_20_3" style:list-style-name="L1">
      <style:paragraph-properties fo:margin-left="0cm" fo:margin-right="0cm" fo:text-indent="0cm" style:auto-text-indent="false"/>
    </style:style>
    <style:style style:name="P10" style:family="paragraph" style:parent-style-name="Heading_20_3" style:list-style-name="L1">
      <style:paragraph-properties fo:margin-left="0cm" fo:margin-right="0cm" fo:text-indent="0cm" style:auto-text-indent="false"/>
      <style:text-properties fo:background-color="#ffff00"/>
    </style:style>
    <style:style style:name="P11" style:family="paragraph" style:parent-style-name="Heading_20_2" style:list-style-name="L1">
      <style:paragraph-properties fo:margin-left="0cm" fo:margin-right="0cm" fo:text-indent="0cm" style:auto-text-indent="false"/>
      <style:text-properties fo:background-color="#069a2e"/>
    </style:style>
    <style:style style:name="P12" style:family="paragraph" style:parent-style-name="Heading_20_2" style:list-style-name="L1">
      <style:paragraph-properties fo:margin-left="0cm" fo:margin-right="0cm" fo:text-indent="0cm" style:auto-text-indent="false"/>
      <style:text-properties fo:color="#000000" loext:opacity="100%" fo:background-color="#ff0000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color="#000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>Treinando IA Para Identificar Comportamento de Robôs</text:h>
          <text:list>
            <text:list-header>
              <text:h text:style-name="P2" text:outline-level="2">🎯 Resposta Direta: SIM, É Possível!</text:h>
            </text:list-header>
          </text:list>
          <text:p text:style-name="P3">Isso não só é possível como <text:span text:style-name="Strong_20_Emphasis">já é feito</text:span> por fundos quantitativos. Você está pensando exatamente como os profissionais pensam.</text:p>
          <text:p text:style-name="P4">text</text:p>
          <text:p text:style-name="P5"><text:span text:style-name="Source_20_Text">┌─────────────────────────────────────────────────────┐</text:span></text:p>
          <text:p text:style-name="P5"><text:span text:style-name="Source_20_Text">│ <text:s text:c="52"/>│</text:span></text:p>
          <text:p text:style-name="P5"><text:span text:style-name="Source_20_Text">│ <text:s/>O que você descreveu é: <text:s text:c="27"/>│</text:span></text:p>
          <text:p text:style-name="P5"><text:span text:style-name="Source_20_Text">│ <text:s text:c="52"/>│</text:span></text:p>
          <text:p text:style-name="P5"><text:span text:style-name="Source_20_Text">│ <text:s/>"ALGORITHMIC BEHAVIOR FINGERPRINTING" <text:s text:c="13"/>│</text:span></text:p>
          <text:p text:style-name="P5"><text:span text:style-name="Source_20_Text">│ <text:s text:c="52"/>│</text:span></text:p>
          <text:p text:style-name="P5"><text:span text:style-name="Source_20_Text">│ <text:s/>Criar uma "impressão digital" do comportamento <text:s text:c="4"/>│</text:span></text:p>
          <text:p text:style-name="P5"><text:span text:style-name="Source_20_Text">│ <text:s/>de cada tipo de robô para reconhecê-lo depois <text:s text:c="5"/>│</text:span></text:p>
          <text:p text:style-name="P5"><text:span text:style-name="Source_20_Text">│ <text:s text:c="52"/>│</text:span></text:p>
          <text:p text:style-name="P4"><text:span text:style-name="Source_20_Text">└─────────────────────────────────────────────────────┘</text:span></text:p>
          <text:p text:style-name="P6"/>
          <text:list text:continue-numbering="true">
            <text:list-header>
              <text:h text:style-name="P7" text:outline-level="2">🧠 Arquitetura do Sistema</text:h>
            </text:list-header>
          </text:list>
          <text:p text:style-name="P4">text</text:p>
          <text:p text:style-name="P5"><text:span text:style-name="Source_20_Text">┌─────────────────────────────────────────────────────────────────┐</text:span></text:p>
          <text:p text:style-name="P5"><text:span text:style-name="Source_20_Text">│ <text:s text:c="21"/>PIPELINE COMPLETO <text:s text:c="25"/>│</text:span></text:p>
          <text:p text:style-name="P5"><text:span text:style-name="Source_20_Text">├─────────────────────────────────────────────────────────────────┤</text:span></text:p>
          <text:p text:style-name="P5"><text:span text:style-name="Source_20_Text">│ <text:s text:c="64"/>│</text:span></text:p>
          <text:p text:style-name="P5"><text:span text:style-name="Source_20_Text">│ <text:s/>┌──────────┐ <text:s text:c="3"/>┌──────────┐ <text:s text:c="3"/>┌──────────┐ <text:s text:c="3"/>┌──────────┐ <text:s/>│</text:span></text:p>
          <text:p text:style-name="P5"><text:span text:style-name="Source_20_Text">│ <text:s/>│ <text:s/>DADOS <text:s text:c="2"/>│───▶│ FEATURE <text:s/>│───▶│ <text:s text:c="3"/>ML <text:s text:c="3"/>│───▶│ <text:s/>AÇÃO/ <text:s text:c="2"/>│ <text:s/>│</text:span></text:p>
          <text:p text:style-name="P5"><text:span text:style-name="Source_20_Text">│ <text:s/>│ <text:s text:c="2"/>RAW <text:s text:c="3"/>│ <text:s text:c="3"/>│ENGINEERING│ <text:s text:c="2"/>│ <text:s/>MODELS <text:s/>│ <text:s text:c="3"/>│ ALERTA <text:s text:c="2"/>│ <text:s/>│</text:span></text:p>
          <text:p text:style-name="P5"><text:span text:style-name="Source_20_Text">│ <text:s/>└──────────┘ <text:s text:c="3"/>└──────────┘ <text:s text:c="3"/>└──────────┘ <text:s text:c="3"/>└──────────┘ <text:s/>│</text:span></text:p>
          <text:p text:style-name="P5"><text:span text:style-name="Source_20_Text">│ <text:s text:c="64"/>│</text:span></text:p>
          <text:p text:style-name="P5"><text:span text:style-name="Source_20_Text">│ <text:s/>Book/Tape <text:s text:c="6"/>Extrair <text:s text:c="9"/>Classificar <text:s text:c="4"/>"Robô X <text:s text:c="5"/>│</text:span></text:p>
          <text:p text:style-name="P5"><text:span text:style-name="Source_20_Text">│ <text:s/>Histórico <text:s text:c="6"/>padrões <text:s text:c="9"/>comportamento <text:s text:c="3"/>está ativo, <text:s/>│</text:span></text:p>
          <text:p text:style-name="P5"><text:span text:style-name="Source_20_Text">│ <text:s/>Tick-by-tick <text:s text:c="20"/>e clusterizar <text:s text:c="3"/>provável <text:s text:c="4"/>│</text:span></text:p>
          <text:p text:style-name="P5"><text:span text:style-name="Source_20_Text">│ <text:s text:c="51"/>compra" <text:s text:c="5"/>│</text:span></text:p>
          <text:p text:style-name="P5"><text:span text:style-name="Source_20_Text">│ <text:s text:c="64"/>│</text:span></text:p>
          <text:p text:style-name="P4"><text:span text:style-name="Source_20_Text">└─────────────────────────────────────────────────────────────────┘</text:span></text:p>
          <text:p text:style-name="P6"/>
          <text:list text:continue-numbering="true">
            <text:list-header>
              <text:h text:style-name="P8" text:outline-level="2">📊 Fase 1: Coleta de Dados</text:h>
              <text:list>
                <text:list-header>
                  <text:h text:style-name="P9" text:outline-level="3">Dados Necessários (Tick-by-Tick)</text:h>
                </text:list-header>
              </text:list>
            </text:list-header>
          </text:list>
          <text:p text:style-name="P4">Python</text:p>
          <text:p text:style-name="P5"><text:span text:style-name="Source_20_Text"># Estrutura de dados para cada evento no mercado</text:span></text:p>
          <text:p text:style-name="P5"/>
          <text:p text:style-name="P5"><text:span text:style-name="Source_20_Text">class MarketEvent:</text:span></text:p>
          <text:p text:style-name="P5"><text:span text:style-name="Source_20_Text"><text:s text:c="4"/>timestamp: datetime <text:s text:c="5"/># Precisão em milissegundos</text:span></text:p>
          <text:p text:style-name="P5"><text:soft-page-break/><text:span text:style-name="Source_20_Text"><text:s text:c="4"/>event_type: str <text:s text:c="9"/># 'trade', 'bid', 'ask', 'cancel'</text:span></text:p>
          <text:p text:style-name="P5"><text:span text:style-name="Source_20_Text"><text:s text:c="4"/>price: float</text:span></text:p>
          <text:p text:style-name="P5"><text:span text:style-name="Source_20_Text"><text:s text:c="4"/>quantity: int</text:span></text:p>
          <text:p text:style-name="P5"><text:span text:style-name="Source_20_Text"><text:s text:c="4"/>side: str <text:s text:c="15"/># 'buy', 'sell'</text:span></text:p>
          <text:p text:style-name="P5"><text:span text:style-name="Source_20_Text"><text:s text:c="4"/>aggressor: str <text:s text:c="10"/># Quem agrediu (comprador ou vendedor)</text:span></text:p>
          <text:p text:style-name="P5"><text:span text:style-name="Source_20_Text"><text:s text:c="4"/>order_id: str <text:s text:c="11"/># Se disponível</text:span></text:p>
          <text:p text:style-name="P5"><text:span text:style-name="Source_20_Text"><text:s text:c="4"/></text:span></text:p>
          <text:p text:style-name="P5"><text:span text:style-name="Source_20_Text"># Exemplo de sequência:</text:span></text:p>
          <text:p text:style-name="P5"><text:span text:style-name="Source_20_Text">[</text:span></text:p>
          <text:p text:style-name="P5"><text:span text:style-name="Source_20_Text"><text:s text:c="4"/>{ts: "09:00:01.001", type: "trade", price: 128500, qty: 100, side: "buy"},</text:span></text:p>
          <text:p text:style-name="P5"><text:span text:style-name="Source_20_Text"><text:s text:c="4"/>{ts: "09:00:01.003", type: "trade", price: 128500, qty: 100, side: "buy"},</text:span></text:p>
          <text:p text:style-name="P5"><text:span text:style-name="Source_20_Text"><text:s text:c="4"/>{ts: "09:00:01.005", type: "trade", price: 128500, qty: 100, side: "buy"},</text:span></text:p>
          <text:p text:style-name="P5"><text:span text:style-name="Source_20_Text"><text:s text:c="4"/>{ts: "09:00:01.050", type: "trade", price: 128505, qty: 100, side: "buy"},</text:span></text:p>
          <text:p text:style-name="P5"><text:span text:style-name="Source_20_Text"><text:s text:c="4"/># ... padrão claro de robô (100 lotes, ~2ms intervalo)</text:span></text:p>
          <text:p text:style-name="P4"><text:span text:style-name="Source_20_Text">]</text:span></text:p>
          <text:list>
            <text:list-item>
              <text:list>
                <text:list-header>
                  <text:h text:style-name="P9" text:outline-level="3">Fontes de Dados na B3</text:h>
                </text:list-header>
              </text:list>
            </text:list-item>
          </text:list>
          <text:p text:style-name="P4">text</text:p>
          <text:p text:style-name="P5"><text:span text:style-name="Source_20_Text">┌─────────────────────────────────────────────────────┐</text:span></text:p>
          <text:p text:style-name="P5"><text:span text:style-name="Source_20_Text">│ <text:s/>DADOS DISPONÍVEIS <text:s text:c="33"/>│</text:span></text:p>
          <text:p text:style-name="P5"><text:span text:style-name="Source_20_Text">├─────────────────────────────────────────────────────┤</text:span></text:p>
          <text:p text:style-name="P5"><text:span text:style-name="Source_20_Text">│ <text:s text:c="52"/>│</text:span></text:p>
          <text:p text:style-name="P5"><text:span text:style-name="Source_20_Text">│ <text:s/>📁 Histórico B3 (Market Data) <text:s text:c="21"/>│</text:span></text:p>
          <text:p text:style-name="P5"><text:span text:style-name="Source_20_Text">│ <text:s text:c="4"/>├── Arquivo de negócios (trades) <text:s text:c="15"/>│</text:span></text:p>
          <text:p text:style-name="P5"><text:span text:style-name="Source_20_Text">│ <text:s text:c="4"/>├── Arquivo de ofertas (book snapshots) <text:s text:c="8"/>│</text:span></text:p>
          <text:p text:style-name="P5"><text:span text:style-name="Source_20_Text">│ <text:s text:c="4"/>└── Eventos de inclusão/alteração/cancelamento <text:s/>│</text:span></text:p>
          <text:p text:style-name="P5"><text:span text:style-name="Source_20_Text">│ <text:s text:c="52"/>│</text:span></text:p>
          <text:p text:style-name="P5"><text:span text:style-name="Source_20_Text">│ <text:s/>📁 Provedores de Dados <text:s text:c="28"/>│</text:span></text:p>
          <text:p text:style-name="P5"><text:span text:style-name="Source_20_Text">│ <text:s text:c="4"/>├── Nelogica (Profit) → API de histórico <text:s text:c="7"/>│</text:span></text:p>
          <text:p text:style-name="P5"><text:span text:style-name="Source_20_Text">│ <text:s text:c="4"/>├── Cedro Technologies <text:s text:c="25"/>│</text:span></text:p>
          <text:p text:style-name="P5"><text:span text:style-name="Source_20_Text">│ <text:s text:c="4"/>├── Bloomberg/Refinitiv (caros) <text:s text:c="16"/>│</text:span></text:p>
          <text:p text:style-name="P5"><text:span text:style-name="Source_20_Text">│ <text:s text:c="4"/>└── QuantConnect (dados globais) <text:s text:c="15"/>│</text:span></text:p>
          <text:p text:style-name="P5"><text:span text:style-name="Source_20_Text">│ <text:s text:c="52"/>│</text:span></text:p>
          <text:p text:style-name="P5"><text:span text:style-name="Source_20_Text">│ <text:s/>📁 Coleta Própria <text:s text:c="33"/>│</text:span></text:p>
          <text:p text:style-name="P5"><text:span text:style-name="Source_20_Text">│ <text:s text:c="4"/>├── Gravar tape em tempo real <text:s text:c="18"/>│</text:span></text:p>
          <text:p text:style-name="P5"><text:span text:style-name="Source_20_Text">│ <text:s text:c="4"/>├── Websocket das corretoras <text:s text:c="19"/>│</text:span></text:p>
          <text:p text:style-name="P5"><text:span text:style-name="Source_20_Text">│ <text:s text:c="4"/>└── FIX Protocol (profissional) <text:s text:c="16"/>│</text:span></text:p>
          <text:p text:style-name="P5"><text:span text:style-name="Source_20_Text">│ <text:s text:c="52"/>│</text:span></text:p>
          <text:p text:style-name="P4"><text:span text:style-name="Source_20_Text">└─────────────────────────────────────────────────────┘</text:span></text:p>
          <text:p text:style-name="P6"/>
          <text:list text:continue-numbering="true">
            <text:list-header>
              <text:h text:style-name="P8" text:outline-level="2">🔧 Fase 2: Feature Engineering (O Coração do Sistema)</text:h>
              <text:list>
                <text:list-header>
                  <text:h text:style-name="P9" text:outline-level="3">Extraindo "Assinaturas" dos Robôs</text:h>
                </text:list-header>
              </text:list>
            </text:list-header>
          </text:list>
          <text:p text:style-name="P4">Python</text:p>
          <text:p text:style-name="P5"><text:span text:style-name="Source_20_Text"># Features para identificar comportamento algorítmico</text:span></text:p>
          <text:p text:style-name="P5"/>
          <text:p text:style-name="P5"><text:span text:style-name="Source_20_Text">class AlgorithmicSignature:</text:span></text:p>
          <text:p text:style-name="P5"><text:span text:style-name="Source_20_Text"><text:s text:c="4"/></text:span></text:p>
          <text:p text:style-name="P5"><text:span text:style-name="Source_20_Text"><text:s text:c="4"/># ===== PADRÕES TEMPORAIS =====</text:span></text:p>
          <text:p text:style-name="P5"><text:soft-page-break/><text:span text:style-name="Source_20_Text"><text:s text:c="4"/>inter_arrival_time_mean: float <text:s text:c="5"/># Tempo médio entre ordens</text:span></text:p>
          <text:p text:style-name="P5"><text:span text:style-name="Source_20_Text"><text:s text:c="4"/>inter_arrival_time_std: float <text:s text:c="6"/># Variação (robô = baixa)</text:span></text:p>
          <text:p text:style-name="P5"><text:span text:style-name="Source_20_Text"><text:s text:c="4"/>burst_frequency: float <text:s text:c="13"/># Frequência de rajadas</text:span></text:p>
          <text:p text:style-name="P5"><text:span text:style-name="Source_20_Text"><text:s text:c="4"/>time_of_day_pattern: list <text:s text:c="10"/># Horários de atividade</text:span></text:p>
          <text:p text:style-name="P5"><text:span text:style-name="Source_20_Text"><text:s text:c="4"/></text:span></text:p>
          <text:p text:style-name="P5"><text:span text:style-name="Source_20_Text"><text:s text:c="4"/># ===== PADRÕES DE TAMANHO =====</text:span></text:p>
          <text:p text:style-name="P5"><text:span text:style-name="Source_20_Text"><text:s text:c="4"/>order_size_mode: int <text:s text:c="15"/># Tamanho mais comum</text:span></text:p>
          <text:p text:style-name="P5"><text:span text:style-name="Source_20_Text"><text:s text:c="4"/>order_size_variety: float <text:s text:c="10"/># Variedade de tamanhos</text:span></text:p>
          <text:p text:style-name="P5"><text:span text:style-name="Source_20_Text"><text:s text:c="4"/>round_lot_percentage: float <text:s text:c="8"/># % de lotes redondos (100, 500)</text:span></text:p>
          <text:p text:style-name="P5"><text:span text:style-name="Source_20_Text"><text:s text:c="4"/>size_sequence_pattern: list <text:s text:c="8"/># Padrão de sequência</text:span></text:p>
          <text:p text:style-name="P5"><text:span text:style-name="Source_20_Text"><text:s text:c="4"/></text:span></text:p>
          <text:p text:style-name="P5"><text:span text:style-name="Source_20_Text"><text:s text:c="4"/># ===== PADRÕES DE PREÇO =====</text:span></text:p>
          <text:p text:style-name="P5"><text:span text:style-name="Source_20_Text"><text:s text:c="4"/>price_levels_targeted: list <text:s text:c="8"/># Níveis que o robô defende</text:span></text:p>
          <text:p text:style-name="P5"><text:span text:style-name="Source_20_Text"><text:s text:c="4"/>distance_from_mid: float <text:s text:c="11"/># Distância média do mid-price</text:span></text:p>
          <text:p text:style-name="P5"><text:span text:style-name="Source_20_Text"><text:s text:c="4"/>price_improvement_rate: float <text:s text:c="6"/># Taxa de melhoria de preço</text:span></text:p>
          <text:p text:style-name="P5"><text:span text:style-name="Source_20_Text"><text:s text:c="4"/></text:span></text:p>
          <text:p text:style-name="P5"><text:span text:style-name="Source_20_Text"><text:s text:c="4"/># ===== PADRÕES DE REAÇÃO =====</text:span></text:p>
          <text:p text:style-name="P5"><text:span text:style-name="Source_20_Text"><text:s text:c="4"/>reaction_to_trade: float <text:s text:c="11"/># Tempo para reagir a trades</text:span></text:p>
          <text:p text:style-name="P5"><text:span text:style-name="Source_20_Text"><text:s text:c="4"/>cancel_rate: float <text:s text:c="17"/># Taxa de cancelamento</text:span></text:p>
          <text:p text:style-name="P5"><text:span text:style-name="Source_20_Text"><text:s text:c="4"/>cancel_replace_pattern: bool <text:s text:c="7"/># Padrão de modificação</text:span></text:p>
          <text:p text:style-name="P5"><text:span text:style-name="Source_20_Text"><text:s text:c="4"/></text:span></text:p>
          <text:p text:style-name="P5"><text:span text:style-name="Source_20_Text"><text:s text:c="4"/># ===== PADRÕES CONTEXTUAIS =====</text:span></text:p>
          <text:p text:style-name="P5"><text:span text:style-name="Source_20_Text"><text:s text:c="4"/>correlation_with_index: float <text:s text:c="6"/># Correlação com índice</text:span></text:p>
          <text:p text:style-name="P5"><text:span text:style-name="Source_20_Text"><text:s text:c="4"/>behavior_at_support_resistance: str # Como age em níveis</text:span></text:p>
          <text:p text:style-name="P4"><text:span text:style-name="Source_20_Text"><text:s text:c="4"/>volume_participation_rate: float <text:s text:c="3"/># % do volume total</text:span></text:p>
          <text:list>
            <text:list-item>
              <text:list>
                <text:list-header>
                  <text:h text:style-name="P10" text:outline-level="3">Código de Extração de Features</text:h>
                </text:list-header>
              </text:list>
            </text:list-item>
          </text:list>
          <text:p text:style-name="P4">Python</text:p>
          <text:p text:style-name="P5"><text:span text:style-name="Source_20_Text">import pandas as pd</text:span></text:p>
          <text:p text:style-name="P5"><text:span text:style-name="Source_20_Text">import numpy as np</text:span></text:p>
          <text:p text:style-name="P5"><text:span text:style-name="Source_20_Text">from collections import Counter</text:span></text:p>
          <text:p text:style-name="P5"/>
          <text:p text:style-name="P5"><text:span text:style-name="Source_20_Text">def extract_algorithm_features(trades_df, time_window='5min'):</text:span></text:p>
          <text:p text:style-name="P5"><text:span text:style-name="Source_20_Text"><text:s text:c="4"/>"""</text:span></text:p>
          <text:p text:style-name="P5"><text:span text:style-name="Source_20_Text"><text:s text:c="4"/>Extrai features de uma sequência de trades para identificar</text:span></text:p>
          <text:p text:style-name="P5"><text:span text:style-name="Source_20_Text"><text:s text:c="4"/>comportamento algorítmico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features = {}</text:span></text:p>
          <text:p text:style-name="P5"><text:span text:style-name="Source_20_Text"><text:s text:c="4"/></text:span></text:p>
          <text:p text:style-name="P5"><text:span text:style-name="Source_20_Text"><text:s text:c="4"/># === Análise Temporal ===</text:span></text:p>
          <text:p text:style-name="P5"><text:span text:style-name="Source_20_Text"><text:s text:c="4"/>trades_df['time_diff'] = trades_df['timestamp'].diff().dt.total_seconds() * 1000</text:span></text:p>
          <text:p text:style-name="P5"><text:span text:style-name="Source_20_Text"><text:s text:c="4"/></text:span></text:p>
          <text:p text:style-name="P5"><text:span text:style-name="Source_20_Text"><text:s text:c="4"/>features['inter_arrival_mean'] = trades_df['time_diff'].mean()</text:span></text:p>
          <text:p text:style-name="P5"><text:span text:style-name="Source_20_Text"><text:s text:c="4"/>features['inter_arrival_std'] = trades_df['time_diff'].std()</text:span></text:p>
          <text:p text:style-name="P5"><text:span text:style-name="Source_20_Text"><text:s text:c="4"/>features['inter_arrival_cv'] = features['inter_arrival_std'] / features['inter_arrival_mean']</text:span></text:p>
          <text:p text:style-name="P5"><text:span text:style-name="Source_20_Text"><text:s text:c="4"/># CV baixo = robô (muito consistente)</text:span></text:p>
          <text:p text:style-name="P5"><text:span text:style-name="Source_20_Text"><text:s text:c="4"/></text:span></text:p>
          <text:p text:style-name="P5"><text:span text:style-name="Source_20_Text"><text:s text:c="4"/># === Análise de Tamanho ===</text:span></text:p>
          <text:p text:style-name="P5"><text:span text:style-name="Source_20_Text"><text:s text:c="4"/>size_counts = Counter(trades_df['quantity'])</text:span></text:p>
          <text:p text:style-name="P5"><text:span text:style-name="Source_20_Text"><text:s text:c="4"/>most_common_size, most_common_count = size_counts.most_common(1)[0]</text:span></text:p>
          <text:p text:style-name="P5"><text:span text:style-name="Source_20_Text"><text:s text:c="4"/></text:span></text:p>
          <text:p text:style-name="P5"><text:span text:style-name="Source_20_Text"><text:s text:c="4"/>features['dominant_size'] = most_common_size</text:span></text:p>
          <text:p text:style-name="P5"><text:span text:style-name="Source_20_Text"><text:s text:c="4"/>features['dominant_size_ratio'] = most_common_count / len(trades_df)</text:span></text:p>
          <text:p text:style-name="P5"><text:span text:style-name="Source_20_Text"><text:s text:c="4"/># Ratio alto = robô (sempre mesmo tamanho)</text:span></text:p>
          <text:p text:style-name="P5"><text:span text:style-name="Source_20_Text"><text:s text:c="4"/></text:span></text:p>
          <text:p text:style-name="P5"><text:span text:style-name="Source_20_Text"><text:s text:c="4"/>features['is_round_lot'] = (trades_df['quantity'] % 100 == 0).mean()</text:span></text:p>
          <text:p text:style-name="P5"><text:span text:style-name="Source_20_Text"><text:s text:c="4"/># Alto = provável robô institucional</text:span></text:p>
          <text:p text:style-name="P5"><text:span text:style-name="Source_20_Text"><text:s text:c="4"/></text:span></text:p>
          <text:p text:style-name="P5"><text:soft-page-break/><text:span text:style-name="Source_20_Text"><text:s text:c="4"/># === Análise de Direção ===</text:span></text:p>
          <text:p text:style-name="P5"><text:span text:style-name="Source_20_Text"><text:s text:c="4"/>features['buy_ratio'] = (trades_df['side'] == 'buy').mean()</text:span></text:p>
          <text:p text:style-name="P5"><text:span text:style-name="Source_20_Text"><text:s text:c="4"/></text:span></text:p>
          <text:p text:style-name="P5"><text:span text:style-name="Source_20_Text"><text:s text:c="4"/># Sequência de direção (detectar se mantém direção)</text:span></text:p>
          <text:p text:style-name="P5"><text:span text:style-name="Source_20_Text"><text:s text:c="4"/>same_direction_streak = (trades_df['side'] == trades_df['side'].shift()).mean()</text:span></text:p>
          <text:p text:style-name="P5"><text:span text:style-name="Source_20_Text"><text:s text:c="4"/>features['direction_persistence'] = same_direction_streak</text:span></text:p>
          <text:p text:style-name="P5"><text:span text:style-name="Source_20_Text"><text:s text:c="4"/></text:span></text:p>
          <text:p text:style-name="P5"><text:span text:style-name="Source_20_Text"><text:s text:c="4"/># === Velocidade de Execução ===</text:span></text:p>
          <text:p text:style-name="P5"><text:span text:style-name="Source_20_Text"><text:s text:c="4"/>fast_trades = (trades_df['time_diff'] &lt; 10).sum() <text:s/># &lt; 10ms</text:span></text:p>
          <text:p text:style-name="P5"><text:span text:style-name="Source_20_Text"><text:s text:c="4"/>features['hft_ratio'] = fast_trades / len(trades_df)</text:span></text:p>
          <text:p text:style-name="P5"><text:span text:style-name="Source_20_Text"><text:s text:c="4"/></text:span></text:p>
          <text:p text:style-name="P5"><text:span text:style-name="Source_20_Text"><text:s text:c="4"/># === Comportamento em Níveis ===</text:span></text:p>
          <text:p text:style-name="P5"><text:span text:style-name="Source_20_Text"><text:s text:c="4"/>price_counts = Counter(trades_df['price'])</text:span></text:p>
          <text:p text:style-name="P5"><text:span text:style-name="Source_20_Text"><text:s text:c="4"/>features['price_concentration'] = max(price_counts.values()) / len(trades_df)</text:span></text:p>
          <text:p text:style-name="P5"><text:span text:style-name="Source_20_Text"><text:s text:c="4"/># Alto = robô defendendo nível</text:span></text:p>
          <text:p text:style-name="P5"><text:span text:style-name="Source_20_Text"><text:s text:c="4"/></text:span></text:p>
          <text:p text:style-name="P5"><text:span text:style-name="Source_20_Text"><text:s text:c="4"/>return features</text:span></text:p>
          <text:p text:style-name="P5"/>
          <text:p text:style-name="P5"/>
          <text:p text:style-name="P5"><text:span text:style-name="Source_20_Text">def classify_algorithm_type(features):</text:span></text:p>
          <text:p text:style-name="P5"><text:span text:style-name="Source_20_Text"><text:s text:c="4"/>"""</text:span></text:p>
          <text:p text:style-name="P5"><text:span text:style-name="Source_20_Text"><text:s text:c="4"/>Classifica o tipo de algoritmo baseado nas features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if features['inter_arrival_cv'] &lt; 0.3 and features['dominant_size_ratio'] &gt; 0.8:</text:span></text:p>
          <text:p text:style-name="P5"><text:span text:style-name="Source_20_Text"><text:s text:c="8"/>return 'TWAP_EXECUTION' <text:s/># Execução institucional</text:span></text:p>
          <text:p text:style-name="P5"><text:span text:style-name="Source_20_Text"><text:s text:c="4"/></text:span></text:p>
          <text:p text:style-name="P5"><text:span text:style-name="Source_20_Text"><text:s text:c="4"/>if features['hft_ratio'] &gt; 0.5:</text:span></text:p>
          <text:p text:style-name="P5"><text:span text:style-name="Source_20_Text"><text:s text:c="8"/>return 'HFT_MARKET_MAKER'</text:span></text:p>
          <text:p text:style-name="P5"><text:span text:style-name="Source_20_Text"><text:s text:c="4"/></text:span></text:p>
          <text:p text:style-name="P5"><text:span text:style-name="Source_20_Text"><text:s text:c="4"/>if features['price_concentration'] &gt; 0.6:</text:span></text:p>
          <text:p text:style-name="P5"><text:span text:style-name="Source_20_Text"><text:s text:c="8"/>return 'ICEBERG_ACCUMULATION'</text:span></text:p>
          <text:p text:style-name="P5"><text:span text:style-name="Source_20_Text"><text:s text:c="4"/></text:span></text:p>
          <text:p text:style-name="P5"><text:span text:style-name="Source_20_Text"><text:s text:c="4"/>if features['direction_persistence'] &gt; 0.9:</text:span></text:p>
          <text:p text:style-name="P5"><text:span text:style-name="Source_20_Text"><text:s text:c="8"/>return 'MOMENTUM_FOLLOWING'</text:span></text:p>
          <text:p text:style-name="P5"><text:span text:style-name="Source_20_Text"><text:s text:c="4"/></text:span></text:p>
          <text:p text:style-name="P4"><text:span text:style-name="Source_20_Text"><text:s text:c="4"/>return 'UNKNOWN_PATTERN'</text:span></text:p>
          <text:p text:style-name="P6"/>
          <text:list text:continue-numbering="true">
            <text:list-header>
              <text:h text:style-name="P8" text:outline-level="2">🤖 Fase 3: Modelos de Machine Learning</text:h>
              <text:list>
                <text:list-header>
                  <text:h text:style-name="P9" text:outline-level="3">Arquitetura Multi-Modelo</text:h>
                </text:list-header>
              </text:list>
            </text:list-header>
          </text:list>
          <text:p text:style-name="P4">text</text:p>
          <text:p text:style-name="P5"><text:span text:style-name="Source_20_Text">┌─────────────────────────────────────────────────────────────────┐</text:span></text:p>
          <text:p text:style-name="P5"><text:span text:style-name="Source_20_Text">│ <text:s text:c="19"/>SISTEMA DE ML COMPLETO <text:s text:c="22"/>│</text:span></text:p>
          <text:p text:style-name="P5"><text:span text:style-name="Source_20_Text">├─────────────────────────────────────────────────────────────────┤</text:span></text:p>
          <text:p text:style-name="P5"><text:span text:style-name="Source_20_Text">│ <text:s text:c="64"/>│</text:span></text:p>
          <text:p text:style-name="P5"><text:span text:style-name="Source_20_Text">│ <text:s/>CAMADA 1: DETECÇÃO (É robô ou humano?) <text:s text:c="23"/>│</text:span></text:p>
          <text:p text:style-name="P5"><text:span text:style-name="Source_20_Text">│ <text:s/>┌─────────────────────────────────────────────────────────┐ <text:s text:c="2"/>│</text:span></text:p>
          <text:p text:style-name="P5"><text:span text:style-name="Source_20_Text">│ <text:s/>│ <text:s/>Random Forest / XGBoost <text:s text:c="32"/>│ <text:s text:c="2"/>│</text:span></text:p>
          <text:p text:style-name="P5"><text:span text:style-name="Source_20_Text">│ <text:s/>│ <text:s/>Input: Features temporais e de tamanho <text:s text:c="17"/>│ <text:s text:c="2"/>│</text:span></text:p>
          <text:p text:style-name="P5"><text:span text:style-name="Source_20_Text">│ <text:s/>│ <text:s/>Output: Probabilidade de ser algorítmico <text:s text:c="15"/>│ <text:s text:c="2"/>│</text:span></text:p>
          <text:p text:style-name="P5"><text:span text:style-name="Source_20_Text">│ <text:s/>└─────────────────────────────────────────────────────────┘ <text:s text:c="2"/>│</text:span></text:p>
          <text:p text:style-name="P5"><text:span text:style-name="Source_20_Text">│ <text:s text:c="25"/>│ <text:s text:c="37"/>│</text:span></text:p>
          <text:p text:style-name="P5"><text:span text:style-name="Source_20_Text">│ <text:s text:c="25"/>▼ <text:s text:c="37"/>│</text:span></text:p>
          <text:p text:style-name="P5"><text:span text:style-name="Source_20_Text">│ <text:s/>CAMADA 2: CLASSIFICAÇÃO (Que tipo de robô?) <text:s text:c="18"/>│</text:span></text:p>
          <text:p text:style-name="P5"><text:soft-page-break/><text:span text:style-name="Source_20_Text">│ <text:s/>┌─────────────────────────────────────────────────────────┐ <text:s text:c="2"/>│</text:span></text:p>
          <text:p text:style-name="P5"><text:span text:style-name="Source_20_Text">│ <text:s/>│ <text:s/>Clustering (K-Means, DBSCAN) + Classificador <text:s text:c="11"/>│ <text:s text:c="2"/>│</text:span></text:p>
          <text:p text:style-name="P5"><text:span text:style-name="Source_20_Text">│ <text:s/>│ <text:s/>Input: Features comportamentais <text:s text:c="24"/>│ <text:s text:c="2"/>│</text:span></text:p>
          <text:p text:style-name="P5"><text:span text:style-name="Source_20_Text">│ <text:s/>│ <text:s/>Output: Categoria (Execução, MM, Momentum, etc) <text:s text:c="8"/>│ <text:s text:c="2"/>│</text:span></text:p>
          <text:p text:style-name="P5"><text:span text:style-name="Source_20_Text">│ <text:s/>└─────────────────────────────────────────────────────────┘ <text:s text:c="2"/>│</text:span></text:p>
          <text:p text:style-name="P5"><text:span text:style-name="Source_20_Text">│ <text:s text:c="25"/>│ <text:s text:c="37"/>│</text:span></text:p>
          <text:p text:style-name="P5"><text:span text:style-name="Source_20_Text">│ <text:s text:c="25"/>▼ <text:s text:c="37"/>│</text:span></text:p>
          <text:p text:style-name="P5"><text:span text:style-name="Source_20_Text">│ <text:s/>CAMADA 3: FINGERPRINTING (Qual robô específico?) <text:s text:c="13"/>│</text:span></text:p>
          <text:p text:style-name="P5"><text:span text:style-name="Source_20_Text">│ <text:s/>┌─────────────────────────────────────────────────────────┐ <text:s text:c="2"/>│</text:span></text:p>
          <text:p text:style-name="P5"><text:span text:style-name="Source_20_Text">│ <text:s/>│ <text:s/>Siamese Networks / Embedding Learning <text:s text:c="18"/>│ <text:s text:c="2"/>│</text:span></text:p>
          <text:p text:style-name="P5"><text:span text:style-name="Source_20_Text">│ <text:s/>│ <text:s/>Input: Sequência completa de comportamento <text:s text:c="13"/>│ <text:s text:c="2"/>│</text:span></text:p>
          <text:p text:style-name="P5"><text:span text:style-name="Source_20_Text">│ <text:s/>│ <text:s/>Output: "Impressão digital" única do robô <text:s text:c="14"/>│ <text:s text:c="2"/>│</text:span></text:p>
          <text:p text:style-name="P5"><text:span text:style-name="Source_20_Text">│ <text:s/>└─────────────────────────────────────────────────────────┘ <text:s text:c="2"/>│</text:span></text:p>
          <text:p text:style-name="P5"><text:span text:style-name="Source_20_Text">│ <text:s text:c="25"/>│ <text:s text:c="37"/>│</text:span></text:p>
          <text:p text:style-name="P5"><text:span text:style-name="Source_20_Text">│ <text:s text:c="25"/>▼ <text:s text:c="37"/>│</text:span></text:p>
          <text:p text:style-name="P5"><text:span text:style-name="Source_20_Text">│ <text:s/>CAMADA 4: PREDIÇÃO (O que vai fazer?) <text:s text:c="24"/>│</text:span></text:p>
          <text:p text:style-name="P5"><text:span text:style-name="Source_20_Text">│ <text:s/>┌─────────────────────────────────────────────────────────┐ <text:s text:c="2"/>│</text:span></text:p>
          <text:p text:style-name="P5"><text:span text:style-name="Source_20_Text">│ <text:s/>│ <text:s/>LSTM / Transformer <text:s text:c="37"/>│ <text:s text:c="2"/>│</text:span></text:p>
          <text:p text:style-name="P5"><text:span text:style-name="Source_20_Text">│ <text:s/>│ <text:s/>Input: Histórico de ações do robô + contexto mercado <text:s text:c="3"/>│ <text:s text:c="2"/>│</text:span></text:p>
          <text:p text:style-name="P5"><text:span text:style-name="Source_20_Text">│ <text:s/>│ <text:s/>Output: Próxima ação provável + impacto esperado <text:s text:c="7"/>│ <text:s text:c="2"/>│</text:span></text:p>
          <text:p text:style-name="P5"><text:span text:style-name="Source_20_Text">│ <text:s/>└─────────────────────────────────────────────────────────┘ <text:s text:c="2"/>│</text:span></text:p>
          <text:p text:style-name="P5"><text:span text:style-name="Source_20_Text">│ <text:s text:c="64"/>│</text:span></text:p>
          <text:p text:style-name="P4"><text:span text:style-name="Source_20_Text">└─────────────────────────────────────────────────────────────────┘</text:span></text:p>
          <text:list>
            <text:list-item>
              <text:list>
                <text:list-header>
                  <text:h text:style-name="P10" text:outline-level="3">Modelo 1: Detecção de Atividade Algorítmica</text:h>
                </text:list-header>
              </text:list>
            </text:list-item>
          </text:list>
          <text:p text:style-name="P4">Python</text:p>
          <text:p text:style-name="P5"><text:span text:style-name="Source_20_Text">from sklearn.ensemble import RandomForestClassifier</text:span></text:p>
          <text:p text:style-name="P5"><text:span text:style-name="Source_20_Text">from sklearn.model_selection import train_test_split</text:span></text:p>
          <text:p text:style-name="P5"><text:span text:style-name="Source_20_Text">import xgboost as xgb</text:span></text:p>
          <text:p text:style-name="P5"/>
          <text:p text:style-name="P5"><text:span text:style-name="Source_20_Text"># Preparar dados de treino (você precisa rotular manualmente alguns exemplos)</text:span></text:p>
          <text:p text:style-name="P5"><text:span text:style-name="Source_20_Text"># Ou usar heurísticas para criar labels automáticos</text:span></text:p>
          <text:p text:style-name="P5"/>
          <text:p text:style-name="P5"><text:span text:style-name="Source_20_Text">def create_training_data(historical_trades):</text:span></text:p>
          <text:p text:style-name="P5"><text:span text:style-name="Source_20_Text"><text:s text:c="4"/>"""</text:span></text:p>
          <text:p text:style-name="P5"><text:span text:style-name="Source_20_Text"><text:s text:c="4"/>Cria dataset de treino para detectar robôs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sessions = []</text:span></text:p>
          <text:p text:style-name="P5"><text:span text:style-name="Source_20_Text"><text:s text:c="4"/></text:span></text:p>
          <text:p text:style-name="P5"><text:span text:style-name="Source_20_Text"><text:s text:c="4"/>for window in sliding_windows(historical_trades, size='5min'):</text:span></text:p>
          <text:p text:style-name="P5"><text:span text:style-name="Source_20_Text"><text:s text:c="8"/>features = extract_algorithm_features(window)</text:span></text:p>
          <text:p text:style-name="P5"><text:span text:style-name="Source_20_Text"><text:s text:c="8"/></text:span></text:p>
          <text:p text:style-name="P5"><text:span text:style-name="Source_20_Text"><text:s text:c="8"/># Heurística para label automático</text:span></text:p>
          <text:p text:style-name="P5"><text:span text:style-name="Source_20_Text"><text:s text:c="8"/>is_algo = (</text:span></text:p>
          <text:p text:style-name="P5"><text:span text:style-name="Source_20_Text"><text:s text:c="12"/>features['inter_arrival_cv'] &lt; 0.5 and</text:span></text:p>
          <text:p text:style-name="P5"><text:span text:style-name="Source_20_Text"><text:s text:c="12"/>features['dominant_size_ratio'] &gt; 0.6</text:span></text:p>
          <text:p text:style-name="P5"><text:span text:style-name="Source_20_Text"><text:s text:c="8"/>)</text:span></text:p>
          <text:p text:style-name="P5"><text:span text:style-name="Source_20_Text"><text:s text:c="8"/></text:span></text:p>
          <text:p text:style-name="P5"><text:span text:style-name="Source_20_Text"><text:s text:c="8"/>features['label'] = 1 if is_algo else 0</text:span></text:p>
          <text:p text:style-name="P5"><text:span text:style-name="Source_20_Text"><text:s text:c="8"/>sessions.append(features)</text:span></text:p>
          <text:p text:style-name="P5"><text:span text:style-name="Source_20_Text"><text:s text:c="4"/></text:span></text:p>
          <text:p text:style-name="P5"><text:span text:style-name="Source_20_Text"><text:s text:c="4"/>return pd.DataFrame(sessions)</text:span></text:p>
          <text:p text:style-name="P5"/>
          <text:p text:style-name="P5"/>
          <text:p text:style-name="P5"><text:span text:style-name="Source_20_Text"># Treinar modelo</text:span></text:p>
          <text:p text:style-name="P5"><text:span text:style-name="Source_20_Text">df = create_training_data(historical_trades)</text:span></text:p>
          <text:p text:style-name="P5"><text:span text:style-name="Source_20_Text">X = df.drop('label', axis=1)</text:span></text:p>
          <text:p text:style-name="P5"><text:span text:style-name="Source_20_Text">y = df['label']</text:span></text:p>
          <text:p text:style-name="P5"/>
          <text:p text:style-name="P5"><text:soft-page-break/><text:span text:style-name="Source_20_Text">X_train, X_test, y_train, y_test = train_test_split(X, y, test_size=0.2)</text:span></text:p>
          <text:p text:style-name="P5"/>
          <text:p text:style-name="P5"><text:span text:style-name="Source_20_Text">model = xgb.XGBClassifier(</text:span></text:p>
          <text:p text:style-name="P5"><text:span text:style-name="Source_20_Text"><text:s text:c="4"/>n_estimators=100,</text:span></text:p>
          <text:p text:style-name="P5"><text:span text:style-name="Source_20_Text"><text:s text:c="4"/>max_depth=6,</text:span></text:p>
          <text:p text:style-name="P5"><text:span text:style-name="Source_20_Text"><text:s text:c="4"/>learning_rate=0.1</text:span></text:p>
          <text:p text:style-name="P5"><text:span text:style-name="Source_20_Text">)</text:span></text:p>
          <text:p text:style-name="P5"/>
          <text:p text:style-name="P5"><text:span text:style-name="Source_20_Text">model.fit(X_train, y_train)</text:span></text:p>
          <text:p text:style-name="P5"/>
          <text:p text:style-name="P5"><text:span text:style-name="Source_20_Text"># Avaliar</text:span></text:p>
          <text:p text:style-name="P5"><text:span text:style-name="Source_20_Text">accuracy = model.score(X_test, y_test)</text:span></text:p>
          <text:p text:style-name="P4"><text:span text:style-name="Source_20_Text">print(f"Acurácia na detecção de robôs: {accuracy:.2%}")</text:span></text:p>
          <text:list>
            <text:list-item>
              <text:list>
                <text:list-header>
                  <text:h text:style-name="P10" text:outline-level="3">Modelo 2: LSTM para Sequência de Comportamento</text:h>
                </text:list-header>
              </text:list>
            </text:list-item>
          </text:list>
          <text:p text:style-name="P4">Python</text:p>
          <text:p text:style-name="P5"><text:span text:style-name="Source_20_Text">import tensorflow as tf</text:span></text:p>
          <text:p text:style-name="P5"><text:span text:style-name="Source_20_Text">from tensorflow.keras.models import Sequential</text:span></text:p>
          <text:p text:style-name="P5"><text:span text:style-name="Source_20_Text">from tensorflow.keras.layers import LSTM, Dense, Dropout</text:span></text:p>
          <text:p text:style-name="P5"/>
          <text:p text:style-name="P5"><text:span text:style-name="Source_20_Text">def create_sequence_model(sequence_length, n_features, n_classes):</text:span></text:p>
          <text:p text:style-name="P5"><text:span text:style-name="Source_20_Text"><text:s text:c="4"/>"""</text:span></text:p>
          <text:p text:style-name="P5"><text:span text:style-name="Source_20_Text"><text:s text:c="4"/>LSTM para aprender padrões sequenciais de robôs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model = Sequential([</text:span></text:p>
          <text:p text:style-name="P5"><text:span text:style-name="Source_20_Text"><text:s text:c="8"/>LSTM(128, return_sequences=True, </text:span></text:p>
          <text:p text:style-name="P5"><text:span text:style-name="Source_20_Text"><text:s text:c="13"/>input_shape=(sequence_length, n_features)),</text:span></text:p>
          <text:p text:style-name="P5"><text:span text:style-name="Source_20_Text"><text:s text:c="8"/>Dropout(0.2),</text:span></text:p>
          <text:p text:style-name="P5"><text:span text:style-name="Source_20_Text"><text:s text:c="8"/></text:span></text:p>
          <text:p text:style-name="P5"><text:span text:style-name="Source_20_Text"><text:s text:c="8"/>LSTM(64, return_sequences=False),</text:span></text:p>
          <text:p text:style-name="P5"><text:span text:style-name="Source_20_Text"><text:s text:c="8"/>Dropout(0.2),</text:span></text:p>
          <text:p text:style-name="P5"><text:span text:style-name="Source_20_Text"><text:s text:c="8"/></text:span></text:p>
          <text:p text:style-name="P5"><text:span text:style-name="Source_20_Text"><text:s text:c="8"/>Dense(32, activation='relu'),</text:span></text:p>
          <text:p text:style-name="P5"><text:span text:style-name="Source_20_Text"><text:s text:c="8"/>Dense(n_classes, activation='softmax')</text:span></text:p>
          <text:p text:style-name="P5"><text:span text:style-name="Source_20_Text"><text:s text:c="4"/>])</text:span></text:p>
          <text:p text:style-name="P5"><text:span text:style-name="Source_20_Text"><text:s text:c="4"/></text:span></text:p>
          <text:p text:style-name="P5"><text:span text:style-name="Source_20_Text"><text:s text:c="4"/>model.compile(</text:span></text:p>
          <text:p text:style-name="P5"><text:span text:style-name="Source_20_Text"><text:s text:c="8"/>optimizer='adam',</text:span></text:p>
          <text:p text:style-name="P5"><text:span text:style-name="Source_20_Text"><text:s text:c="8"/>loss='categorical_crossentropy',</text:span></text:p>
          <text:p text:style-name="P5"><text:span text:style-name="Source_20_Text"><text:s text:c="8"/>metrics=['accuracy']</text:span></text:p>
          <text:p text:style-name="P5"><text:span text:style-name="Source_20_Text"><text:s text:c="4"/>)</text:span></text:p>
          <text:p text:style-name="P5"><text:span text:style-name="Source_20_Text"><text:s text:c="4"/></text:span></text:p>
          <text:p text:style-name="P5"><text:span text:style-name="Source_20_Text"><text:s text:c="4"/>return model</text:span></text:p>
          <text:p text:style-name="P5"/>
          <text:p text:style-name="P5"/>
          <text:p text:style-name="P5"><text:span text:style-name="Source_20_Text"># Preparar sequências de comportamento</text:span></text:p>
          <text:p text:style-name="P5"><text:span text:style-name="Source_20_Text">def prepare_sequences(trades, sequence_length=100):</text:span></text:p>
          <text:p text:style-name="P5"><text:span text:style-name="Source_20_Text"><text:s text:c="4"/>"""</text:span></text:p>
          <text:p text:style-name="P5"><text:span text:style-name="Source_20_Text"><text:s text:c="4"/>Cada sequência = 100 eventos consecutivos</text:span></text:p>
          <text:p text:style-name="P5"><text:span text:style-name="Source_20_Text"><text:s text:c="4"/>Label = tipo de algoritmo que gerou essa sequência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sequences = []</text:span></text:p>
          <text:p text:style-name="P5"><text:span text:style-name="Source_20_Text"><text:s text:c="4"/>labels = []</text:span></text:p>
          <text:p text:style-name="P5"><text:span text:style-name="Source_20_Text"><text:s text:c="4"/></text:span></text:p>
          <text:p text:style-name="P5"><text:span text:style-name="Source_20_Text"><text:s text:c="4"/>for i in range(len(trades) - sequence_length):</text:span></text:p>
          <text:p text:style-name="P5"><text:span text:style-name="Source_20_Text"><text:s text:c="8"/>seq = trades[i:i+sequence_length]</text:span></text:p>
          <text:p text:style-name="P5"><text:span text:style-name="Source_20_Text"><text:s text:c="8"/></text:span></text:p>
          <text:p text:style-name="P5"><text:span text:style-name="Source_20_Text"><text:s text:c="8"/># Converter para features por evento</text:span></text:p>
          <text:p text:style-name="P5"><text:span text:style-name="Source_20_Text"><text:s text:c="8"/>seq_features = [</text:span></text:p>
          <text:p text:style-name="P5"><text:soft-page-break/><text:span text:style-name="Source_20_Text"><text:s text:c="12"/>[</text:span></text:p>
          <text:p text:style-name="P5"><text:span text:style-name="Source_20_Text"><text:s text:c="16"/>event['price_normalized'],</text:span></text:p>
          <text:p text:style-name="P5"><text:span text:style-name="Source_20_Text"><text:s text:c="16"/>event['quantity_normalized'],</text:span></text:p>
          <text:p text:style-name="P5"><text:span text:style-name="Source_20_Text"><text:s text:c="16"/>event['time_delta'],</text:span></text:p>
          <text:p text:style-name="P5"><text:span text:style-name="Source_20_Text"><text:s text:c="16"/>event['side_encoded'],</text:span></text:p>
          <text:p text:style-name="P5"><text:span text:style-name="Source_20_Text"><text:s text:c="16"/>event['aggressor_encoded']</text:span></text:p>
          <text:p text:style-name="P5"><text:span text:style-name="Source_20_Text"><text:s text:c="12"/>]</text:span></text:p>
          <text:p text:style-name="P5"><text:span text:style-name="Source_20_Text"><text:s text:c="12"/>for event in seq</text:span></text:p>
          <text:p text:style-name="P5"><text:span text:style-name="Source_20_Text"><text:s text:c="8"/>]</text:span></text:p>
          <text:p text:style-name="P5"><text:span text:style-name="Source_20_Text"><text:s text:c="8"/></text:span></text:p>
          <text:p text:style-name="P5"><text:span text:style-name="Source_20_Text"><text:s text:c="8"/>sequences.append(seq_features)</text:span></text:p>
          <text:p text:style-name="P5"><text:span text:style-name="Source_20_Text"><text:s text:c="8"/>labels.append(classify_algorithm_type(seq))</text:span></text:p>
          <text:p text:style-name="P5"><text:span text:style-name="Source_20_Text"><text:s text:c="4"/></text:span></text:p>
          <text:p text:style-name="P5"><text:span text:style-name="Source_20_Text"><text:s text:c="4"/>return np.array(sequences), np.array(labels)</text:span></text:p>
          <text:p text:style-name="P5"/>
          <text:p text:style-name="P5"/>
          <text:p text:style-name="P5"><text:span text:style-name="Source_20_Text"># Treinar</text:span></text:p>
          <text:p text:style-name="P5"><text:span text:style-name="Source_20_Text">X_seq, y_seq = prepare_sequences(historical_trades)</text:span></text:p>
          <text:p text:style-name="P5"><text:span text:style-name="Source_20_Text">model = create_sequence_model(100, 5, n_classes=6)</text:span></text:p>
          <text:p text:style-name="P4"><text:span text:style-name="Source_20_Text">model.fit(X_seq, y_seq, epochs=50, batch_size=32, validation_split=0.2)</text:span></text:p>
          <text:list>
            <text:list-item>
              <text:list>
                <text:list-header>
                  <text:h text:style-name="P10" text:outline-level="3">Modelo 3: Fingerprinting com Siamese Network</text:h>
                </text:list-header>
              </text:list>
            </text:list-item>
          </text:list>
          <text:p text:style-name="P4">Python</text:p>
          <text:p text:style-name="P5"><text:span text:style-name="Source_20_Text"># Siamese Network para criar "impressão digital" de robôs</text:span></text:p>
          <text:p text:style-name="P5"><text:span text:style-name="Source_20_Text"># Permite identificar: "Este comportamento é do MESMO robô que aquele?"</text:span></text:p>
          <text:p text:style-name="P5"/>
          <text:p text:style-name="P5"><text:span text:style-name="Source_20_Text">def create_siamese_network(input_shape):</text:span></text:p>
          <text:p text:style-name="P5"><text:span text:style-name="Source_20_Text"><text:s text:c="4"/>"""</text:span></text:p>
          <text:p text:style-name="P5"><text:span text:style-name="Source_20_Text"><text:s text:c="4"/>Rede que aprende a comparar comportamentos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# Encoder compartilhado</text:span></text:p>
          <text:p text:style-name="P5"><text:span text:style-name="Source_20_Text"><text:s text:c="4"/>encoder = Sequential([</text:span></text:p>
          <text:p text:style-name="P5"><text:span text:style-name="Source_20_Text"><text:s text:c="8"/>LSTM(64, return_sequences=True, input_shape=input_shape),</text:span></text:p>
          <text:p text:style-name="P5"><text:span text:style-name="Source_20_Text"><text:s text:c="8"/>LSTM(32),</text:span></text:p>
          <text:p text:style-name="P5"><text:span text:style-name="Source_20_Text"><text:s text:c="8"/>Dense(16, activation='relu')</text:span></text:p>
          <text:p text:style-name="P5"><text:span text:style-name="Source_20_Text"><text:s text:c="4"/>])</text:span></text:p>
          <text:p text:style-name="P5"><text:span text:style-name="Source_20_Text"><text:s text:c="4"/></text:span></text:p>
          <text:p text:style-name="P5"><text:span text:style-name="Source_20_Text"><text:s text:c="4"/># Duas entradas (dois comportamentos para comparar)</text:span></text:p>
          <text:p text:style-name="P5"><text:span text:style-name="Source_20_Text"><text:s text:c="4"/>input_a = tf.keras.Input(shape=input_shape)</text:span></text:p>
          <text:p text:style-name="P5"><text:span text:style-name="Source_20_Text"><text:s text:c="4"/>input_b = tf.keras.Input(shape=input_shape)</text:span></text:p>
          <text:p text:style-name="P5"><text:span text:style-name="Source_20_Text"><text:s text:c="4"/></text:span></text:p>
          <text:p text:style-name="P5"><text:span text:style-name="Source_20_Text"><text:s text:c="4"/># Mesma rede processa ambos</text:span></text:p>
          <text:p text:style-name="P5"><text:span text:style-name="Source_20_Text"><text:s text:c="4"/>encoded_a = encoder(input_a)</text:span></text:p>
          <text:p text:style-name="P5"><text:span text:style-name="Source_20_Text"><text:s text:c="4"/>encoded_b = encoder(input_b)</text:span></text:p>
          <text:p text:style-name="P5"><text:span text:style-name="Source_20_Text"><text:s text:c="4"/></text:span></text:p>
          <text:p text:style-name="P5"><text:span text:style-name="Source_20_Text"><text:s text:c="4"/># Distância entre os embeddings</text:span></text:p>
          <text:p text:style-name="P5"><text:span text:style-name="Source_20_Text"><text:s text:c="4"/>distance = tf.keras.layers.Lambda(</text:span></text:p>
          <text:p text:style-name="P5"><text:span text:style-name="Source_20_Text"><text:s text:c="8"/>lambda x: tf.abs(x[0] - x[1])</text:span></text:p>
          <text:p text:style-name="P5"><text:span text:style-name="Source_20_Text"><text:s text:c="4"/>)([encoded_a, encoded_b])</text:span></text:p>
          <text:p text:style-name="P5"><text:span text:style-name="Source_20_Text"><text:s text:c="4"/></text:span></text:p>
          <text:p text:style-name="P5"><text:span text:style-name="Source_20_Text"><text:s text:c="4"/># Classificador: mesmo robô ou robôs diferentes?</text:span></text:p>
          <text:p text:style-name="P5"><text:span text:style-name="Source_20_Text"><text:s text:c="4"/>output = Dense(1, activation='sigmoid')(distance)</text:span></text:p>
          <text:p text:style-name="P5"><text:span text:style-name="Source_20_Text"><text:s text:c="4"/></text:span></text:p>
          <text:p text:style-name="P5"><text:span text:style-name="Source_20_Text"><text:s text:c="4"/>model = tf.keras.Model(inputs=[input_a, input_b], outputs=output)</text:span></text:p>
          <text:p text:style-name="P5"><text:span text:style-name="Source_20_Text"><text:s text:c="4"/>model.compile(optimizer='adam', loss='binary_crossentropy', metrics=['accuracy'])</text:span></text:p>
          <text:p text:style-name="P5"><text:span text:style-name="Source_20_Text"><text:s text:c="4"/></text:span></text:p>
          <text:p text:style-name="P5"><text:span text:style-name="Source_20_Text"><text:s text:c="4"/>return model, encoder</text:span></text:p>
          <text:p text:style-name="P5"/>
          <text:p text:style-name="P5"/>
          <text:p text:style-name="P5"><text:soft-page-break/><text:span text:style-name="Source_20_Text"># Depois de treinado, o ENCODER pode ser usado para criar</text:span></text:p>
          <text:p text:style-name="P5"><text:span text:style-name="Source_20_Text"># um "fingerprint" de qualquer comportamento</text:span></text:p>
          <text:p text:style-name="P5"><text:span text:style-name="Source_20_Text">siamese, encoder = create_siamese_network((100, 5))</text:span></text:p>
          <text:p text:style-name="P5"/>
          <text:p text:style-name="P5"><text:span text:style-name="Source_20_Text"># Treinar com pares de comportamentos (mesmo robô vs robôs diferentes)</text:span></text:p>
          <text:p text:style-name="P5"><text:span text:style-name="Source_20_Text"># ...</text:span></text:p>
          <text:p text:style-name="P5"/>
          <text:p text:style-name="P5"><text:span text:style-name="Source_20_Text"># Usar para identificar</text:span></text:p>
          <text:p text:style-name="P5"><text:span text:style-name="Source_20_Text">def get_algorithm_fingerprint(behavior_sequence):</text:span></text:p>
          <text:p text:style-name="P5"><text:span text:style-name="Source_20_Text"><text:s text:c="4"/>return encoder.predict(behavior_sequence)</text:span></text:p>
          <text:p text:style-name="P5"/>
          <text:p text:style-name="P5"><text:span text:style-name="Source_20_Text"># Comparar com banco de dados de fingerprints conhecidos</text:span></text:p>
          <text:p text:style-name="P5"><text:span text:style-name="Source_20_Text">def identify_algorithm(new_behavior, known_fingerprints):</text:span></text:p>
          <text:p text:style-name="P5"><text:span text:style-name="Source_20_Text"><text:s text:c="4"/>new_fp = get_algorithm_fingerprint(new_behavior)</text:span></text:p>
          <text:p text:style-name="P5"><text:span text:style-name="Source_20_Text"><text:s text:c="4"/></text:span></text:p>
          <text:p text:style-name="P5"><text:span text:style-name="Source_20_Text"><text:s text:c="4"/>for name, known_fp in known_fingerprints.items():</text:span></text:p>
          <text:p text:style-name="P5"><text:span text:style-name="Source_20_Text"><text:s text:c="8"/>similarity = cosine_similarity(new_fp, known_fp)</text:span></text:p>
          <text:p text:style-name="P5"><text:span text:style-name="Source_20_Text"><text:s text:c="8"/>if similarity &gt; 0.9:</text:span></text:p>
          <text:p text:style-name="P5"><text:span text:style-name="Source_20_Text"><text:s text:c="12"/>return name, similarity</text:span></text:p>
          <text:p text:style-name="P5"><text:span text:style-name="Source_20_Text"><text:s text:c="4"/></text:span></text:p>
          <text:p text:style-name="P4"><text:span text:style-name="Source_20_Text"><text:s text:c="4"/>return "NOVO_ALGORITMO_DESCONHECIDO", 0.0</text:span></text:p>
          <text:p text:style-name="P6"/>
          <text:list text:continue-numbering="true">
            <text:list-header>
              <text:h text:style-name="P7" text:outline-level="2">📈 Fase 4: Predição de Intenção e Impacto</text:h>
            </text:list-header>
          </text:list>
          <text:p text:style-name="P4">Python</text:p>
          <text:p text:style-name="P5"><text:span text:style-name="Source_20_Text">class AlgorithmIntentionPredictor:</text:span></text:p>
          <text:p text:style-name="P5"><text:span text:style-name="Source_20_Text"><text:s text:c="4"/>"""</text:span></text:p>
          <text:p text:style-name="P5"><text:span text:style-name="Source_20_Text"><text:s text:c="4"/>Dado que identificamos um robô, prever:</text:span></text:p>
          <text:p text:style-name="P5"><text:span text:style-name="Source_20_Text"><text:s text:c="4"/>1. Qual sua intenção (comprar/vender quanto?)</text:span></text:p>
          <text:p text:style-name="P5"><text:span text:style-name="Source_20_Text"><text:s text:c="4"/>2. Qual impacto no preço?</text:span></text:p>
          <text:p text:style-name="P5"><text:span text:style-name="Source_20_Text"><text:s text:c="4"/>3. Quanto tempo vai durar a operação?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def __init__(self, model_path):</text:span></text:p>
          <text:p text:style-name="P5"><text:span text:style-name="Source_20_Text"><text:s text:c="8"/>self.model = load_model(model_path)</text:span></text:p>
          <text:p text:style-name="P5"><text:span text:style-name="Source_20_Text"><text:s text:c="8"/>self.history = {} <text:s/># Histórico por algoritmo identificado</text:span></text:p>
          <text:p text:style-name="P5"><text:span text:style-name="Source_20_Text"><text:s text:c="4"/></text:span></text:p>
          <text:p text:style-name="P5"><text:span text:style-name="Source_20_Text"><text:s text:c="4"/>def predict_intention(self, algo_fingerprint, current_behavior, market_context):</text:span></text:p>
          <text:p text:style-name="P5"><text:span text:style-name="Source_20_Text"><text:s text:c="8"/>"""</text:span></text:p>
          <text:p text:style-name="P5"><text:span text:style-name="Source_20_Text"><text:s text:c="8"/>Prediz próximas ações do algoritmo</text:span></text:p>
          <text:p text:style-name="P5"><text:span text:style-name="Source_20_Text"><text:s text:c="8"/>"""</text:span></text:p>
          <text:p text:style-name="P5"><text:span text:style-name="Source_20_Text"><text:s text:c="8"/></text:span></text:p>
          <text:p text:style-name="P5"><text:span text:style-name="Source_20_Text"><text:s text:c="8"/># Buscar histórico deste algoritmo</text:span></text:p>
          <text:p text:style-name="P5"><text:span text:style-name="Source_20_Text"><text:s text:c="8"/>if algo_fingerprint in self.history:</text:span></text:p>
          <text:p text:style-name="P5"><text:span text:style-name="Source_20_Text"><text:s text:c="12"/>past_patterns = self.history[algo_fingerprint]</text:span></text:p>
          <text:p text:style-name="P5"><text:span text:style-name="Source_20_Text"><text:s text:c="8"/>else:</text:span></text:p>
          <text:p text:style-name="P5"><text:span text:style-name="Source_20_Text"><text:s text:c="12"/>past_patterns = []</text:span></text:p>
          <text:p text:style-name="P5"><text:span text:style-name="Source_20_Text"><text:s text:c="8"/></text:span></text:p>
          <text:p text:style-name="P5"><text:span text:style-name="Source_20_Text"><text:s text:c="8"/># Features para predição</text:span></text:p>
          <text:p text:style-name="P5"><text:span text:style-name="Source_20_Text"><text:s text:c="8"/>features = {</text:span></text:p>
          <text:p text:style-name="P5"><text:span text:style-name="Source_20_Text"><text:s text:c="12"/>'current_volume_executed': current_behavior['volume_so_far'],</text:span></text:p>
          <text:p text:style-name="P5"><text:span text:style-name="Source_20_Text"><text:s text:c="12"/>'avg_historical_total_volume': np.mean([p['total_volume'] for p in past_patterns]),</text:span></text:p>
          <text:p text:style-name="P5"><text:span text:style-name="Source_20_Text"><text:s text:c="12"/>'time_active': current_behavior['duration'],</text:span></text:p>
          <text:p text:style-name="P5"><text:span text:style-name="Source_20_Text"><text:s text:c="12"/>'avg_historical_duration': np.mean([p['duration'] for p in past_patterns]),</text:span></text:p>
          <text:p text:style-name="P5"><text:span text:style-name="Source_20_Text"><text:s text:c="12"/>'price_impact_so_far': current_behavior['price_change'],</text:span></text:p>
          <text:p text:style-name="P5"><text:span text:style-name="Source_20_Text"><text:s text:c="12"/>'market_volatility': market_context['volatility'],</text:span></text:p>
          <text:p text:style-name="P5"><text:soft-page-break/><text:span text:style-name="Source_20_Text"><text:s text:c="12"/>'time_of_day': market_context['time_of_day'],</text:span></text:p>
          <text:p text:style-name="P5"><text:span text:style-name="Source_20_Text"><text:s text:c="12"/>'day_of_week': market_context['day_of_week']</text:span></text:p>
          <text:p text:style-name="P5"><text:span text:style-name="Source_20_Text"><text:s text:c="8"/>}</text:span></text:p>
          <text:p text:style-name="P5"><text:span text:style-name="Source_20_Text"><text:s text:c="8"/></text:span></text:p>
          <text:p text:style-name="P5"><text:span text:style-name="Source_20_Text"><text:s text:c="8"/>prediction = self.model.predict(features)</text:span></text:p>
          <text:p text:style-name="P5"><text:span text:style-name="Source_20_Text"><text:s text:c="8"/></text:span></text:p>
          <text:p text:style-name="P5"><text:span text:style-name="Source_20_Text"><text:s text:c="8"/>return {</text:span></text:p>
          <text:p text:style-name="P5"><text:span text:style-name="Source_20_Text"><text:s text:c="12"/>'estimated_remaining_volume': prediction['remaining_volume'],</text:span></text:p>
          <text:p text:style-name="P5"><text:span text:style-name="Source_20_Text"><text:s text:c="12"/>'estimated_direction': prediction['direction'], <text:s/># 1 = compra, -1 = venda</text:span></text:p>
          <text:p text:style-name="P5"><text:span text:style-name="Source_20_Text"><text:s text:c="12"/>'estimated_price_impact': prediction['price_impact'],</text:span></text:p>
          <text:p text:style-name="P5"><text:span text:style-name="Source_20_Text"><text:s text:c="12"/>'estimated_duration_remaining': prediction['duration'],</text:span></text:p>
          <text:p text:style-name="P5"><text:span text:style-name="Source_20_Text"><text:s text:c="12"/>'confidence': prediction['confidence']</text:span></text:p>
          <text:p text:style-name="P4"><text:span text:style-name="Source_20_Text"><text:s text:c="8"/>}</text:span></text:p>
          <text:p text:style-name="P6"/>
          <text:list text:continue-numbering="true">
            <text:list-header>
              <text:h text:style-name="P11" text:outline-level="2">🖥️<text:span text:style-name="T1"> Sistema Completo em Tempo Real</text:span></text:h>
            </text:list-header>
          </text:list>
          <text:p text:style-name="P4">text</text:p>
          <text:p text:style-name="P5"><text:span text:style-name="Source_20_Text">┌─────────────────────────────────────────────────────────────────┐</text:span></text:p>
          <text:p text:style-name="P5"><text:span text:style-name="Source_20_Text">│ <text:s text:c="17"/>DASHBOARD DE MONITORAMENTO <text:s text:c="20"/>│</text:span></text:p>
          <text:p text:style-name="P5"><text:span text:style-name="Source_20_Text">├─────────────────────────────────────────────────────────────────┤</text:span></text:p>
          <text:p text:style-name="P5"><text:span text:style-name="Source_20_Text">│ <text:s text:c="64"/>│</text:span></text:p>
          <text:p text:style-name="P5"><text:span text:style-name="Source_20_Text">│ <text:s/>┌─────────────────────────────────────────────────────────┐ <text:s text:c="2"/>│</text:span></text:p>
          <text:p text:style-name="P5"><text:span text:style-name="Source_20_Text">│ <text:s/>│ <text:s/>ALGORITMOS ATIVOS AGORA <text:s text:c="19"/>14:32:45 <text:s text:c="3"/>│ <text:s text:c="2"/>│</text:span></text:p>
          <text:p text:style-name="P5"><text:span text:style-name="Source_20_Text">│ <text:s/>├─────────────────────────────────────────────────────────┤ <text:s text:c="2"/>│</text:span></text:p>
          <text:p text:style-name="P5"><text:span text:style-name="Source_20_Text">│ <text:s/>│ <text:s text:c="56"/>│ <text:s text:c="2"/>│</text:span></text:p>
          <text:p text:style-name="P5"><text:span text:style-name="Source_20_Text">│ <text:s/>│ <text:s/>🟢 ALGO-2847 (Execução TWAP) <text:s text:c="25"/>│ <text:s text:c="2"/>│</text:span></text:p>
          <text:p text:style-name="P5"><text:span text:style-name="Source_20_Text">│ <text:s/>│ <text:s text:c="4"/>Ativo há: 47 min | Volume: 2.340 contratos <text:s text:c="8"/>│ <text:s text:c="2"/>│</text:span></text:p>
          <text:p text:style-name="P5"><text:span text:style-name="Source_20_Text">│ <text:s/>│ <text:s text:c="4"/>Direção: COMPRA | Progresso: ████████░░ 78% <text:s text:c="7"/>│ <text:s text:c="2"/>│</text:span></text:p>
          <text:p text:style-name="P5"><text:span text:style-name="Source_20_Text">│ <text:s/>│ <text:s text:c="4"/>Impacto estimado: +45 pontos <text:s text:c="22"/>│ <text:s text:c="2"/>│</text:span></text:p>
          <text:p text:style-name="P5"><text:span text:style-name="Source_20_Text">│ <text:s/>│ <text:s text:c="4"/>Previsão término: ~12 minutos <text:s text:c="21"/>│ <text:s text:c="2"/>│</text:span></text:p>
          <text:p text:style-name="P5"><text:span text:style-name="Source_20_Text">│ <text:s/>│ <text:s text:c="56"/>│ <text:s text:c="2"/>│</text:span></text:p>
          <text:p text:style-name="P5"><text:span text:style-name="Source_20_Text">│ <text:s/>│ <text:s/>🟡 ALGO-1523 (Market Maker) <text:s text:c="26"/>│ <text:s text:c="2"/>│</text:span></text:p>
          <text:p text:style-name="P5"><text:span text:style-name="Source_20_Text">│ <text:s/>│ <text:s text:c="4"/>Ativo há: 2h 15min | Spread mantido: 5 pontos <text:s text:c="5"/>│ <text:s text:c="2"/>│</text:span></text:p>
          <text:p text:style-name="P5"><text:span text:style-name="Source_20_Text">│ <text:s/>│ <text:s text:c="4"/>Comportamento: NEUTRO (bid e ask equilibrados) <text:s text:c="4"/>│ <text:s text:c="2"/>│</text:span></text:p>
          <text:p text:style-name="P5"><text:span text:style-name="Source_20_Text">│ <text:s/>│ <text:s text:c="4"/>Sem impacto direcional <text:s text:c="28"/>│ <text:s text:c="2"/>│</text:span></text:p>
          <text:p text:style-name="P5"><text:span text:style-name="Source_20_Text">│ <text:s/>│ <text:s text:c="56"/>│ <text:s text:c="2"/>│</text:span></text:p>
          <text:p text:style-name="P5"><text:span text:style-name="Source_20_Text">│ <text:s/>│ <text:s/>🔴 ALGO-4891 (Momentum) ← ALERTA! <text:s text:c="20"/>│ <text:s text:c="2"/>│</text:span></text:p>
          <text:p text:style-name="P5"><text:span text:style-name="Source_20_Text">│ <text:s/>│ <text:s text:c="4"/>Detectado há: 3 min | Acelerando vendas <text:s text:c="11"/>│ <text:s text:c="2"/>│</text:span></text:p>
          <text:p text:style-name="P5"><text:span text:style-name="Source_20_Text">│ <text:s/>│ <text:s text:c="4"/>Direção: VENDA AGRESSIVA <text:s text:c="26"/>│ <text:s text:c="2"/>│</text:span></text:p>
          <text:p text:style-name="P5"><text:span text:style-name="Source_20_Text">│ <text:s/>│ <text:s text:c="4"/>Padrão histórico: Dura ~15min, impacto -80pts <text:s text:c="5"/>│ <text:s text:c="2"/>│</text:span></text:p>
          <text:p text:style-name="P5"><text:span text:style-name="Source_20_Text">│ <text:s/>│ <text:s text:c="56"/>│ <text:s text:c="2"/>│</text:span></text:p>
          <text:p text:style-name="P5"><text:span text:style-name="Source_20_Text">│ <text:s/>└─────────────────────────────────────────────────────────┘ <text:s text:c="2"/>│</text:span></text:p>
          <text:p text:style-name="P5"><text:span text:style-name="Source_20_Text">│ <text:s text:c="64"/>│</text:span></text:p>
          <text:p text:style-name="P5"><text:span text:style-name="Source_20_Text">│ <text:s/>┌─────────────────────────────────────────────────────────┐ <text:s text:c="2"/>│</text:span></text:p>
          <text:p text:style-name="P5"><text:span text:style-name="Source_20_Text">│ <text:s/>│ <text:s/>SINAIS DE TRADING <text:s text:c="37"/>│ <text:s text:c="2"/>│</text:span></text:p>
          <text:p text:style-name="P5"><text:span text:style-name="Source_20_Text">│ <text:s/>├─────────────────────────────────────────────────────────┤ <text:s text:c="2"/>│</text:span></text:p>
          <text:p text:style-name="P5"><text:span text:style-name="Source_20_Text">│ <text:s/>│ <text:s text:c="56"/>│ <text:s text:c="2"/>│</text:span></text:p>
          <text:p text:style-name="P5"><text:span text:style-name="Source_20_Text">│ <text:s/>│ <text:s/>⚠️ <text:s/>ALGO-2847 + contexto alta = CONTINUAR LONG <text:s text:c="7"/>│ <text:s text:c="2"/>│</text:span></text:p>
          <text:p text:style-name="P5"><text:span text:style-name="Source_20_Text">│ <text:s/>│ <text:s text:c="56"/>│ <text:s text:c="2"/>│</text:span></text:p>
          <text:p text:style-name="P5"><text:span text:style-name="Source_20_Text">│ <text:s/>│ <text:s/>⚠️ <text:s/>ALGO-4891 vendendo = REDUZIR EXPOSIÇÃO <text:s text:c="11"/>│ <text:s text:c="2"/>│</text:span></text:p>
          <text:p text:style-name="P5"><text:span text:style-name="Source_20_Text">│ <text:s/>│ <text:s text:c="56"/>│ <text:s text:c="2"/>│</text:span></text:p>
          <text:p text:style-name="P5"><text:span text:style-name="Source_20_Text">│ <text:s/>│ <text:s/>📊 Probabilidade de continuação de alta: 34% <text:s text:c="9"/>│ <text:s text:c="2"/>│</text:span></text:p>
          <text:p text:style-name="P5"><text:span text:style-name="Source_20_Text">│ <text:s/>│ <text:s text:c="4"/>(Antes do ALGO-4891 era 72%) <text:s text:c="22"/>│ <text:s text:c="2"/>│</text:span></text:p>
          <text:p text:style-name="P5"><text:span text:style-name="Source_20_Text">│ <text:s/>│ <text:s text:c="56"/>│ <text:s text:c="2"/>│</text:span></text:p>
          <text:p text:style-name="P5"><text:span text:style-name="Source_20_Text">│ <text:s/>└─────────────────────────────────────────────────────────┘ <text:s text:c="2"/>│</text:span></text:p>
          <text:p text:style-name="P5"><text:span text:style-name="Source_20_Text">│ <text:s text:c="64"/>│</text:span></text:p>
          <text:p text:style-name="P4"><text:span text:style-name="Source_20_Text">└─────────────────────────────────────────────────────────────────┘</text:span></text:p>
          <text:p text:style-name="P6"><text:soft-page-break/></text:p>
          <text:list text:continue-numbering="true">
            <text:list-header>
              <text:h text:style-name="P7" text:outline-level="2">📅 Memória de Longo Prazo</text:h>
              <text:list>
                <text:list-header>
                  <text:h text:style-name="P9" text:outline-level="3">Banco de Dados de Comportamentos</text:h>
                </text:list-header>
              </text:list>
            </text:list-header>
          </text:list>
          <text:p text:style-name="P4">Python</text:p>
          <text:p text:style-name="P5"><text:span text:style-name="Source_20_Text"># Estrutura para armazenar "memória" dos robôs</text:span></text:p>
          <text:p text:style-name="P5"/>
          <text:p text:style-name="P5"><text:span text:style-name="Source_20_Text">class AlgorithmMemoryDB:</text:span></text:p>
          <text:p text:style-name="P5"><text:span text:style-name="Source_20_Text"><text:s text:c="4"/>"""</text:span></text:p>
          <text:p text:style-name="P5"><text:span text:style-name="Source_20_Text"><text:s text:c="4"/>Guarda histórico de todos os algoritmos identificados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def __init__(self):</text:span></text:p>
          <text:p text:style-name="P5"><text:span text:style-name="Source_20_Text"><text:s text:c="8"/>self.db = {} <text:s/># Em produção, usar PostgreSQL/MongoDB</text:span></text:p>
          <text:p text:style-name="P5"><text:span text:style-name="Source_20_Text"><text:s text:c="4"/></text:span></text:p>
          <text:p text:style-name="P5"><text:span text:style-name="Source_20_Text"><text:s text:c="4"/>def store_algorithm_session(self, algo_id, session_data):</text:span></text:p>
          <text:p text:style-name="P5"><text:span text:style-name="Source_20_Text"><text:s text:c="8"/>"""</text:span></text:p>
          <text:p text:style-name="P5"><text:span text:style-name="Source_20_Text"><text:s text:c="8"/>Guarda uma sessão completa de um algoritmo</text:span></text:p>
          <text:p text:style-name="P5"><text:span text:style-name="Source_20_Text"><text:s text:c="8"/>"""</text:span></text:p>
          <text:p text:style-name="P5"><text:span text:style-name="Source_20_Text"><text:s text:c="8"/></text:span></text:p>
          <text:p text:style-name="P5"><text:span text:style-name="Source_20_Text"><text:s text:c="8"/>if algo_id not in self.db:</text:span></text:p>
          <text:p text:style-name="P5"><text:span text:style-name="Source_20_Text"><text:s text:c="12"/>self.db[algo_id] = {</text:span></text:p>
          <text:p text:style-name="P5"><text:span text:style-name="Source_20_Text"><text:s text:c="16"/>'first_seen': datetime.now(),</text:span></text:p>
          <text:p text:style-name="P5"><text:span text:style-name="Source_20_Text"><text:s text:c="16"/>'sessions': [],</text:span></text:p>
          <text:p text:style-name="P5"><text:span text:style-name="Source_20_Text"><text:s text:c="16"/>'fingerprint': None,</text:span></text:p>
          <text:p text:style-name="P5"><text:span text:style-name="Source_20_Text"><text:s text:c="16"/>'typical_behavior': {}</text:span></text:p>
          <text:p text:style-name="P5"><text:span text:style-name="Source_20_Text"><text:s text:c="12"/>}</text:span></text:p>
          <text:p text:style-name="P5"><text:span text:style-name="Source_20_Text"><text:s text:c="8"/></text:span></text:p>
          <text:p text:style-name="P5"><text:span text:style-name="Source_20_Text"><text:s text:c="8"/>self.db[algo_id]['sessions'].append({</text:span></text:p>
          <text:p text:style-name="P5"><text:span text:style-name="Source_20_Text"><text:s text:c="12"/>'date': session_data['date'],</text:span></text:p>
          <text:p text:style-name="P5"><text:span text:style-name="Source_20_Text"><text:s text:c="12"/>'start_time': session_data['start_time'],</text:span></text:p>
          <text:p text:style-name="P5"><text:span text:style-name="Source_20_Text"><text:s text:c="12"/>'end_time': session_data['end_time'],</text:span></text:p>
          <text:p text:style-name="P5"><text:span text:style-name="Source_20_Text"><text:s text:c="12"/>'total_volume': session_data['total_volume'],</text:span></text:p>
          <text:p text:style-name="P5"><text:span text:style-name="Source_20_Text"><text:s text:c="12"/>'direction': session_data['direction'],</text:span></text:p>
          <text:p text:style-name="P5"><text:span text:style-name="Source_20_Text"><text:s text:c="12"/>'price_impact': session_data['price_impact'],</text:span></text:p>
          <text:p text:style-name="P5"><text:span text:style-name="Source_20_Text"><text:s text:c="12"/>'market_context': session_data['context'],</text:span></text:p>
          <text:p text:style-name="P5"><text:span text:style-name="Source_20_Text"><text:s text:c="12"/>'raw_behavior': session_data['sequence']</text:span></text:p>
          <text:p text:style-name="P5"><text:span text:style-name="Source_20_Text"><text:s text:c="8"/>})</text:span></text:p>
          <text:p text:style-name="P5"><text:span text:style-name="Source_20_Text"><text:s text:c="8"/></text:span></text:p>
          <text:p text:style-name="P5"><text:span text:style-name="Source_20_Text"><text:s text:c="8"/># Atualizar padrão típico</text:span></text:p>
          <text:p text:style-name="P5"><text:span text:style-name="Source_20_Text"><text:s text:c="8"/>self._update_typical_behavior(algo_id)</text:span></text:p>
          <text:p text:style-name="P5"><text:span text:style-name="Source_20_Text"><text:s text:c="4"/></text:span></text:p>
          <text:p text:style-name="P5"><text:span text:style-name="Source_20_Text"><text:s text:c="4"/>def _update_typical_behavior(self, algo_id):</text:span></text:p>
          <text:p text:style-name="P5"><text:span text:style-name="Source_20_Text"><text:s text:c="8"/>"""</text:span></text:p>
          <text:p text:style-name="P5"><text:span text:style-name="Source_20_Text"><text:s text:c="8"/>Calcula comportamento típico baseado no histórico</text:span></text:p>
          <text:p text:style-name="P5"><text:span text:style-name="Source_20_Text"><text:s text:c="8"/>"""</text:span></text:p>
          <text:p text:style-name="P5"><text:span text:style-name="Source_20_Text"><text:s text:c="8"/></text:span></text:p>
          <text:p text:style-name="P5"><text:span text:style-name="Source_20_Text"><text:s text:c="8"/>sessions = self.db[algo_id]['sessions']</text:span></text:p>
          <text:p text:style-name="P5"><text:span text:style-name="Source_20_Text"><text:s text:c="8"/></text:span></text:p>
          <text:p text:style-name="P5"><text:span text:style-name="Source_20_Text"><text:s text:c="8"/>self.db[algo_id]['typical_behavior'] = {</text:span></text:p>
          <text:p text:style-name="P5"><text:span text:style-name="Source_20_Text"><text:s text:c="12"/>'avg_duration': np.mean([s['end_time'] - s['start_time'] for s in sessions]),</text:span></text:p>
          <text:p text:style-name="P5"><text:span text:style-name="Source_20_Text"><text:s text:c="12"/>'avg_volume': np.mean([s['total_volume'] for s in sessions]),</text:span></text:p>
          <text:p text:style-name="P5"><text:span text:style-name="Source_20_Text"><text:s text:c="12"/>'preferred_times': self._extract_time_pattern(sessions),</text:span></text:p>
          <text:p text:style-name="P5"><text:span text:style-name="Source_20_Text"><text:s text:c="12"/>'avg_price_impact': np.mean([s['price_impact'] for s in sessions]),</text:span></text:p>
          <text:p text:style-name="P5"><text:span text:style-name="Source_20_Text"><text:s text:c="12"/>'direction_tendency': np.mean([s['direction'] for s in sessions]),</text:span></text:p>
          <text:p text:style-name="P5"><text:soft-page-break/><text:span text:style-name="Source_20_Text"><text:s text:c="12"/>'frequency': len(sessions) / (datetime.now() - self.db[algo_id]['first_seen']).days</text:span></text:p>
          <text:p text:style-name="P5"><text:span text:style-name="Source_20_Text"><text:s text:c="8"/>}</text:span></text:p>
          <text:p text:style-name="P5"><text:span text:style-name="Source_20_Text"><text:s text:c="4"/></text:span></text:p>
          <text:p text:style-name="P5"><text:span text:style-name="Source_20_Text"><text:s text:c="4"/>def find_similar_historical_session(self, current_behavior):</text:span></text:p>
          <text:p text:style-name="P5"><text:span text:style-name="Source_20_Text"><text:s text:c="8"/>"""</text:span></text:p>
          <text:p text:style-name="P5"><text:span text:style-name="Source_20_Text"><text:s text:c="8"/>Encontra sessões históricas similares para prever comportamento</text:span></text:p>
          <text:p text:style-name="P5"><text:span text:style-name="Source_20_Text"><text:s text:c="8"/>"""</text:span></text:p>
          <text:p text:style-name="P5"><text:span text:style-name="Source_20_Text"><text:s text:c="8"/></text:span></text:p>
          <text:p text:style-name="P5"><text:span text:style-name="Source_20_Text"><text:s text:c="8"/>similar_sessions = []</text:span></text:p>
          <text:p text:style-name="P5"><text:span text:style-name="Source_20_Text"><text:s text:c="8"/></text:span></text:p>
          <text:p text:style-name="P5"><text:span text:style-name="Source_20_Text"><text:s text:c="8"/>for algo_id, algo_data in self.db.items():</text:span></text:p>
          <text:p text:style-name="P5"><text:span text:style-name="Source_20_Text"><text:s text:c="12"/>for session in algo_data['sessions']:</text:span></text:p>
          <text:p text:style-name="P5"><text:span text:style-name="Source_20_Text"><text:s text:c="16"/>similarity = self._compute_similarity(current_behavior, session)</text:span></text:p>
          <text:p text:style-name="P5"><text:span text:style-name="Source_20_Text"><text:s text:c="16"/>if similarity &gt; 0.8:</text:span></text:p>
          <text:p text:style-name="P5"><text:span text:style-name="Source_20_Text"><text:s text:c="20"/>similar_sessions.append({</text:span></text:p>
          <text:p text:style-name="P5"><text:span text:style-name="Source_20_Text"><text:s text:c="24"/>'algo_id': algo_id,</text:span></text:p>
          <text:p text:style-name="P5"><text:span text:style-name="Source_20_Text"><text:s text:c="24"/>'session': session,</text:span></text:p>
          <text:p text:style-name="P5"><text:span text:style-name="Source_20_Text"><text:s text:c="24"/>'similarity': similarity,</text:span></text:p>
          <text:p text:style-name="P5"><text:span text:style-name="Source_20_Text"><text:s text:c="24"/>'what_happened_next': session['outcome']</text:span></text:p>
          <text:p text:style-name="P5"><text:span text:style-name="Source_20_Text"><text:s text:c="20"/>})</text:span></text:p>
          <text:p text:style-name="P5"><text:span text:style-name="Source_20_Text"><text:s text:c="8"/></text:span></text:p>
          <text:p text:style-name="P4"><text:span text:style-name="Source_20_Text"><text:s text:c="8"/>return sorted(similar_sessions, key=lambda x: x['similarity'], reverse=True)</text:span></text:p>
          <text:p text:style-name="P6"/>
          <text:list text:continue-numbering="true">
            <text:list-header>
              <text:h text:style-name="P7" text:outline-level="2">📆 Padrões Temporais (Semana/Mês)</text:h>
            </text:list-header>
          </text:list>
          <text:p text:style-name="P4">Python</text:p>
          <text:p text:style-name="P5"><text:span text:style-name="Source_20_Text">class TemporalPatternAnalyzer:</text:span></text:p>
          <text:p text:style-name="P5"><text:span text:style-name="Source_20_Text"><text:s text:c="4"/>"""</text:span></text:p>
          <text:p text:style-name="P5"><text:span text:style-name="Source_20_Text"><text:s text:c="4"/>Analisa quando os robôs costumam agir</text:span></text:p>
          <text:p text:style-name="P5"><text:span text:style-name="Source_20_Text"><text:s text:c="4"/>"""</text:span></text:p>
          <text:p text:style-name="P5"><text:span text:style-name="Source_20_Text"><text:s text:c="4"/></text:span></text:p>
          <text:p text:style-name="P5"><text:span text:style-name="Source_20_Text"><text:s text:c="4"/>def analyze_weekly_pattern(self, algo_id):</text:span></text:p>
          <text:p text:style-name="P5"><text:span text:style-name="Source_20_Text"><text:s text:c="8"/>"""</text:span></text:p>
          <text:p text:style-name="P5"><text:span text:style-name="Source_20_Text"><text:s text:c="8"/>Identifica padrões semanais de atividade</text:span></text:p>
          <text:p text:style-name="P5"><text:span text:style-name="Source_20_Text"><text:s text:c="8"/>"""</text:span></text:p>
          <text:p text:style-name="P5"><text:span text:style-name="Source_20_Text"><text:s text:c="8"/></text:span></text:p>
          <text:p text:style-name="P5"><text:span text:style-name="Source_20_Text"><text:s text:c="8"/>sessions = self.memory_db.get_sessions(algo_id)</text:span></text:p>
          <text:p text:style-name="P5"><text:span text:style-name="Source_20_Text"><text:s text:c="8"/></text:span></text:p>
          <text:p text:style-name="P5"><text:span text:style-name="Source_20_Text"><text:s text:c="8"/># Agrupar por dia da semana e hora</text:span></text:p>
          <text:p text:style-name="P5"><text:span text:style-name="Source_20_Text"><text:s text:c="8"/>weekly_heatmap = np.zeros((5, 24)) <text:s/># 5 dias úteis, 24 horas</text:span></text:p>
          <text:p text:style-name="P5"><text:span text:style-name="Source_20_Text"><text:s text:c="8"/></text:span></text:p>
          <text:p text:style-name="P5"><text:span text:style-name="Source_20_Text"><text:s text:c="8"/>for session in sessions:</text:span></text:p>
          <text:p text:style-name="P5"><text:span text:style-name="Source_20_Text"><text:s text:c="12"/>day = session['start_time'].weekday()</text:span></text:p>
          <text:p text:style-name="P5"><text:span text:style-name="Source_20_Text"><text:s text:c="12"/>hour = session['start_time'].hour</text:span></text:p>
          <text:p text:style-name="P5"><text:span text:style-name="Source_20_Text"><text:s text:c="12"/>weekly_heatmap[day, hour] += session['total_volume']</text:span></text:p>
          <text:p text:style-name="P5"><text:span text:style-name="Source_20_Text"><text:s text:c="8"/></text:span></text:p>
          <text:p text:style-name="P5"><text:span text:style-name="Source_20_Text"><text:s text:c="8"/>return {</text:span></text:p>
          <text:p text:style-name="P5"><text:span text:style-name="Source_20_Text"><text:s text:c="12"/>'heatmap': weekly_heatmap,</text:span></text:p>
          <text:p text:style-name="P5"><text:span text:style-name="Source_20_Text"><text:s text:c="12"/>'peak_day': np.argmax(weekly_heatmap.sum(axis=1)),</text:span></text:p>
          <text:p text:style-name="P5"><text:span text:style-name="Source_20_Text"><text:s text:c="12"/>'peak_hour': np.argmax(weekly_heatmap.sum(axis=0)),</text:span></text:p>
          <text:p text:style-name="P5"><text:span text:style-name="Source_20_Text"><text:s text:c="12"/>'typical_active_windows': self._find_active_windows(weekly_heatmap)</text:span></text:p>
          <text:p text:style-name="P5"><text:span text:style-name="Source_20_Text"><text:s text:c="8"/>}</text:span></text:p>
          <text:p text:style-name="P5"><text:span text:style-name="Source_20_Text"><text:s text:c="4"/></text:span></text:p>
          <text:p text:style-name="P5"><text:span text:style-name="Source_20_Text"><text:s text:c="4"/>def predict_next_appearance(self, algo_id):</text:span></text:p>
          <text:p text:style-name="P5"><text:span text:style-name="Source_20_Text"><text:s text:c="8"/>"""</text:span></text:p>
          <text:p text:style-name="P5"><text:soft-page-break/><text:span text:style-name="Source_20_Text"><text:s text:c="8"/>Prevê quando o robô vai aparecer de novo</text:span></text:p>
          <text:p text:style-name="P5"><text:span text:style-name="Source_20_Text"><text:s text:c="8"/>"""</text:span></text:p>
          <text:p text:style-name="P5"><text:span text:style-name="Source_20_Text"><text:s text:c="8"/></text:span></text:p>
          <text:p text:style-name="P5"><text:span text:style-name="Source_20_Text"><text:s text:c="8"/>pattern = self.analyze_weekly_pattern(algo_id)</text:span></text:p>
          <text:p text:style-name="P5"><text:span text:style-name="Source_20_Text"><text:s text:c="8"/>typical_behavior = self.memory_db.get_typical_behavior(algo_id)</text:span></text:p>
          <text:p text:style-name="P5"><text:span text:style-name="Source_20_Text"><text:s text:c="8"/></text:span></text:p>
          <text:p text:style-name="P5"><text:span text:style-name="Source_20_Text"><text:s text:c="8"/># Baseado em frequência e padrão semanal</text:span></text:p>
          <text:p text:style-name="P5"><text:span text:style-name="Source_20_Text"><text:s text:c="8"/>next_probable_time = self._calculate_next_appearance(</text:span></text:p>
          <text:p text:style-name="P5"><text:span text:style-name="Source_20_Text"><text:s text:c="12"/>pattern, </text:span></text:p>
          <text:p text:style-name="P5"><text:span text:style-name="Source_20_Text"><text:s text:c="12"/>typical_behavior['frequency']</text:span></text:p>
          <text:p text:style-name="P5"><text:span text:style-name="Source_20_Text"><text:s text:c="8"/>)</text:span></text:p>
          <text:p text:style-name="P5"><text:span text:style-name="Source_20_Text"><text:s text:c="8"/></text:span></text:p>
          <text:p text:style-name="P5"><text:span text:style-name="Source_20_Text"><text:s text:c="8"/>return {</text:span></text:p>
          <text:p text:style-name="P5"><text:span text:style-name="Source_20_Text"><text:s text:c="12"/>'next_probable_date': next_probable_time,</text:span></text:p>
          <text:p text:style-name="P5"><text:span text:style-name="Source_20_Text"><text:s text:c="12"/>'confidence': 0.75,</text:span></text:p>
          <text:p text:style-name="P5"><text:span text:style-name="Source_20_Text"><text:s text:c="12"/>'expected_behavior': typical_behavior</text:span></text:p>
          <text:p text:style-name="P4"><text:span text:style-name="Source_20_Text"><text:s text:c="8"/>}</text:span></text:p>
          <text:p text:style-name="P6"/>
          <text:list text:continue-numbering="true">
            <text:list-header>
              <text:h text:style-name="P12" text:outline-level="2">🎯 Resumo: O Que Você Pode Construir</text:h>
            </text:list-header>
          </text:list>
          <text:p text:style-name="P4">text</text:p>
          <text:p text:style-name="P5"><text:span text:style-name="Source_20_Text">┌─────────────────────────────────────────────────────────────────┐</text:span></text:p>
          <text:p text:style-name="P5"><text:span text:style-name="Source_20_Text">│ <text:s text:c="13"/>SISTEMA COMPLETO DE ANÁLISE DE ROBÔS <text:s text:c="14"/>│</text:span></text:p>
          <text:p text:style-name="P5"><text:span text:style-name="Source_20_Text">├─────────────────────────────────────────────────────────────────┤</text:span></text:p>
          <text:p text:style-name="P5"><text:span text:style-name="Source_20_Text">│ <text:s text:c="64"/>│</text:span></text:p>
          <text:p text:style-name="P5"><text:span text:style-name="Source_20_Text">│ <text:s/>✅ DETECTAR robôs em tempo real <text:s text:c="30"/>│</text:span></text:p>
          <text:p text:style-name="P5"><text:span text:style-name="Source_20_Text">│ <text:s text:c="4"/>→ "Atividade algorítmica detectada no book" <text:s text:c="15"/>│</text:span></text:p>
          <text:p text:style-name="P5"><text:span text:style-name="Source_20_Text">│ <text:s text:c="64"/>│</text:span></text:p>
          <text:p text:style-name="P5"><text:span text:style-name="Source_20_Text">│ <text:s/>✅ CLASSIFICAR tipo de algoritmo <text:s text:c="29"/>│</text:span></text:p>
          <text:p text:style-name="P5"><text:span text:style-name="Source_20_Text">│ <text:s text:c="4"/>→ "É um TWAP de execução institucional" <text:s text:c="19"/>│</text:span></text:p>
          <text:p text:style-name="P5"><text:span text:style-name="Source_20_Text">│ <text:s text:c="64"/>│</text:span></text:p>
          <text:p text:style-name="P5"><text:span text:style-name="Source_20_Text">│ <text:s/>✅ IDENTIFICAR algoritmos específicos (fingerprint) <text:s text:c="10"/>│</text:span></text:p>
          <text:p text:style-name="P5"><text:span text:style-name="Source_20_Text">│ <text:s text:c="4"/>→ "Este é o mesmo robô que operou dia 15/03" <text:s text:c="14"/>│</text:span></text:p>
          <text:p text:style-name="P5"><text:span text:style-name="Source_20_Text">│ <text:s text:c="64"/>│</text:span></text:p>
          <text:p text:style-name="P5"><text:span text:style-name="Source_20_Text">│ <text:s/>✅ PREVER intenção e impacto <text:s text:c="33"/>│</text:span></text:p>
          <text:p text:style-name="P5"><text:span text:style-name="Source_20_Text">│ <text:s text:c="4"/>→ "Provavelmente vai comprar mais 1.500 contratos" <text:s text:c="8"/>│</text:span></text:p>
          <text:p text:style-name="P5"><text:span text:style-name="Source_20_Text">│ <text:s text:c="4"/>→ "Impacto estimado: +30 pontos no preço" <text:s text:c="17"/>│</text:span></text:p>
          <text:p text:style-name="P5"><text:span text:style-name="Source_20_Text">│ <text:s text:c="64"/>│</text:span></text:p>
          <text:p text:style-name="P5"><text:span text:style-name="Source_20_Text">│ <text:s/>✅ MEMORIZAR padrões de longo prazo <text:s text:c="26"/>│</text:span></text:p>
          <text:p text:style-name="P5"><text:span text:style-name="Source_20_Text">│ <text:s text:c="4"/>→ "Este robô aparece toda terça-feira às 10h" <text:s text:c="13"/>│</text:span></text:p>
          <text:p text:style-name="P5"><text:span text:style-name="Source_20_Text">│ <text:s text:c="4"/>→ "Geralmente opera por 2 horas com volume de 5.000" <text:s text:c="6"/>│</text:span></text:p>
          <text:p text:style-name="P5"><text:span text:style-name="Source_20_Text">│ <text:s text:c="64"/>│</text:span></text:p>
          <text:p text:style-name="P5"><text:span text:style-name="Source_20_Text">│ <text:s/>✅ ALERTAR oportunidades <text:s text:c="37"/>│</text:span></text:p>
          <text:p text:style-name="P5"><text:span text:style-name="Source_20_Text">│ <text:s text:c="4"/>→ "Robô de compra institucional ativo = viés de alta" <text:s text:c="5"/>│</text:span></text:p>
          <text:p text:style-name="P5"><text:span text:style-name="Source_20_Text">│ <text:s text:c="64"/>│</text:span></text:p>
          <text:p text:style-name="P4"><text:span text:style-name="Source_20_Text">└─────────────────────────────────────────────────────────────────┘</text:span></text:p>
          <text:p text:style-name="P6"/>
          <text:list text:continue-numbering="true">
            <text:list-header>
              <text:h text:style-name="P7" text:outline-level="2">🚀 Próximos Passos Para Implementar</text:h>
            </text:list-header>
          </text:list>
          <text:p text:style-name="P4">text</text:p>
          <text:p text:style-name="P5"><text:span text:style-name="Source_20_Text">1. COLETA DE DADOS</text:span></text:p>
          <text:p text:style-name="P5"><text:span text:style-name="Source_20_Text"><text:s text:c="3"/>□ Configurar gravação de tick-by-tick</text:span></text:p>
          <text:p text:style-name="P5"><text:span text:style-name="Source_20_Text"><text:s text:c="3"/>□ Armazenar em banco de dados otimizado</text:span></text:p>
          <text:p text:style-name="P5"><text:span text:style-name="Source_20_Text"><text:s text:c="3"/>□ Pelo menos 3-6 meses de histórico</text:span></text:p>
          <text:p text:style-name="P5"><text:soft-page-break/></text:p>
          <text:p text:style-name="P5"><text:span text:style-name="Source_20_Text">2. FEATURE ENGINEERING</text:span></text:p>
          <text:p text:style-name="P5"><text:span text:style-name="Source_20_Text"><text:s text:c="3"/>□ Implementar extrator de features</text:span></text:p>
          <text:p text:style-name="P5"><text:span text:style-name="Source_20_Text"><text:s text:c="3"/>□ Validar com análise manual</text:span></text:p>
          <text:p text:style-name="P5"/>
          <text:p text:style-name="P5"><text:span text:style-name="Source_20_Text">3. MODELOS</text:span></text:p>
          <text:p text:style-name="P5"><text:span text:style-name="Source_20_Text"><text:s text:c="3"/>□ Começar com XGBoost para detecção</text:span></text:p>
          <text:p text:style-name="P5"><text:span text:style-name="Source_20_Text"><text:s text:c="3"/>□ Adicionar LSTM para sequências</text:span></text:p>
          <text:p text:style-name="P5"><text:span text:style-name="Source_20_Text"><text:s text:c="3"/>□ Clustering para descobrir tipos</text:span></text:p>
          <text:p text:style-name="P5"/>
          <text:p text:style-name="P5"><text:span text:style-name="Source_20_Text">4. INTERFACE</text:span></text:p>
          <text:p text:style-name="P5"><text:span text:style-name="Source_20_Text"><text:s text:c="3"/>□ Dashboard em tempo real</text:span></text:p>
          <text:p text:style-name="P5"><text:span text:style-name="Source_20_Text"><text:s text:c="3"/>□ Sistema de alertas</text:span></text:p>
          <text:p text:style-name="P4"><text:span text:style-name="Source_20_Text"><text:s text:c="3"/>□ Visualização de padrões</text:span></text:p>
          <text:p text:style-name="P6"/>
          <text:p text:style-name="P3">Quer que eu detalhe alguma parte específica?</text:p>
          <text:list text:continue-numbering="true">
            <text:list-item>
              <text:p text:style-name="P13"><text:span text:style-name="Strong_20_Emphasis">Implementação técnica</text:span> do coletor de dados?</text:p>
            </text:list-item>
            <text:list-item>
              <text:p text:style-name="P13"><text:span text:style-name="Strong_20_Emphasis">Código completo</text:span> de algum modelo específico?</text:p>
            </text:list-item>
            <text:list-item>
              <text:p text:style-name="P13"><text:span text:style-name="Strong_20_Emphasis">Arquitetura de banco de dados</text:span> para armazenar histórico?</text:p>
            </text:list-item>
            <text:list-item>
              <text:p text:style-name="P3"><text:span text:style-name="Strong_20_Emphasis">Integração com plataformas</text:span> brasileiras (Profit, Tryd)?</text:p>
            </text:list-item>
          </text:list>
        </text:list-header>
      </text:list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1:36:31.152519400</meta:creation-date>
    <dc:date>2026-01-05T11:40:20.833673600</dc:date>
    <meta:editing-duration>PT3M49S</meta:editing-duration>
    <meta:editing-cycles>1</meta:editing-cycles>
    <meta:document-statistic meta:table-count="0" meta:image-count="0" meta:object-count="0" meta:page-count="13" meta:paragraph-count="629" meta:word-count="2396" meta:character-count="26098" meta:non-whitespace-character-count="17472"/>
    <meta:generator>LibreOffice/25.8.1.1$Windows_X86_64 LibreOffice_project/54047653041915e595ad4e45cccea684809c77b5</meta:generator>
  </office:meta>
</office:document-meta>
</file>